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1360000014A0000014A7A322FFCD687381E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53in"/>
    </style:style>
    <style:style style:name="co6" style:family="table-column">
      <style:table-column-properties fo:break-before="auto" style:column-width="0.6071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3909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0.9154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126in"/>
    </style:style>
    <style:style style:name="co15" style:family="table-column">
      <style:table-column-properties fo:break-before="auto" style:column-width="0.4626in"/>
    </style:style>
    <style:style style:name="co16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1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22">
      <style:table-cell-properties fo:wrap-option="wrap"/>
      <style:text-properties fo:color="#bf0041" fo:font-weight="bold" style:font-weight-asian="bold" style:font-weight-complex="bold"/>
    </style:style>
    <style:style style:name="ce24" style:family="table-cell" style:parent-style-name="Default">
      <style:text-properties fo:color="#bf0041"/>
    </style:style>
    <style:style style:name="ce25" style:family="table-cell" style:parent-style-name="Default" style:data-style-name="N122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der-height-weight" table:style-name="ta1">
        <table:shapes>
          <draw:frame draw:z-index="0" draw:style-name="gr1" draw:text-style-name="P1" svg:width="5.5024in" svg:height="3.161in" svg:x="0.1886in" svg:y="2.1669in">
            <draw:object draw:notify-on-update-of-ranges="'gender-height-weight'.D3:'gender-height-weight'.D502 'gender-height-weight'.E2:'gender-height-weight'.E2 'gender-height-weight'.E3:'gender-height-weight'.E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3075in" svg:height="2.9811in" svg:x="6.9815in" svg:y="2.7106in">
            <draw:object draw:notify-on-update-of-ranges="'gender-height-weight'.A2:'gender-height-weight'.A2 'gender-height-weight'.P3:'gender-height-weight'.P16 'gender-height-weight'.A2:'gender-height-weight'.A2 'gender-height-weight'.R3:'gender-height-weight'.R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13"/>
          <table:table-cell table:style-name="ce12" table:number-columns-repeated="3"/>
          <table:table-cell table:style-name="ce13" table:number-columns-repeated="2"/>
          <table:table-cell table:style-name="ce12" table:number-columns-repeated="52"/>
        </table:table-row>
        <table:table-row table:style-name="ro2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Gender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12"/>
          <table:table-cell table:style-name="ce13"/>
          <table:table-cell table:style-name="ce12" table:formula="of:=[.C2]" office:value-type="string" office:string-value="Gender (0/1)" calcext:value-type="string">
            <text:p>Gender (0/1)</text:p>
          </table:table-cell>
          <table:table-cell table:style-name="ce12" table:formula="of:=[.D2]" office:value-type="string" office:string-value="Height (in)" calcext:value-type="string">
            <text:p>Height (in)</text:p>
          </table:table-cell>
          <table:table-cell table:style-name="ce12" table:formula="of:=[.E2]" office:value-type="string" office:string-value="Weight (lb)" calcext:value-type="string">
            <text:p>Weight (lb)</text:p>
          </table:table-cell>
          <table:table-cell table:style-name="ce13" table:number-columns-repeated="2"/>
          <table:table-cell table:style-name="ce12" office:value-type="string" calcext:value-type="string">
            <text:p>Category (bin)</text:p>
          </table:table-cell>
          <table:table-cell table:style-name="ce12" office:value-type="string" calcext:value-type="string">
            <text:p>Count (Frequency)</text:p>
          </table:table-cell>
          <table:table-cell table:style-name="ce12" office:value-type="string" calcext:value-type="string">
            <text:p>Category (bin)</text:p>
          </table:table-cell>
          <table:table-cell table:style-name="ce12" office:value-type="string" calcext:value-type="string">
            <text:p>Count (Frequency)</text:p>
          </table:table-cell>
          <table:table-cell table:style-name="ce12" office:value-type="string" calcext:value-type="string">
            <text:p>Category (bin)</text:p>
          </table:table-cell>
          <table:table-cell table:style-name="ce12" office:value-type="string" calcext:value-type="string">
            <text:p>Count (Frequency)</text:p>
          </table:table-cell>
          <table:table-cell table:style-name="ce12" table:number-columns-repeated="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3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office:value-type="string" calcext:value-type="string">
            <text:p>min</text:p>
          </table:table-cell>
          <table:table-cell table:formula="of:=MIN([.C$1:.C$1048576])" office:value-type="float" office:value="0" calcext:value-type="float">
            <text:p>0</text:p>
          </table:table-cell>
          <table:table-cell table:style-name="ce11" table:formula="of:=MIN([.D$1:.D$1048576])" office:value-type="float" office:value="56.0666363500952" calcext:value-type="float">
            <text:p>56.1</text:p>
          </table:table-cell>
          <table:table-cell table:style-name="ce11" table:formula="of:=MIN([.E$1:.E$1048576])" office:value-type="float" office:value="83.9930774713752" calcext:value-type="float">
            <text:p>84.0</text:p>
          </table:table-cell>
          <table:table-cell table:number-columns-repeated="2"/>
          <table:table-cell table:formula="of:=[.H12]" office:value-type="float" office:value="0" calcext:value-type="float">
            <text:p>0</text:p>
          </table:table-cell>
          <table:table-cell table:number-matrix-columns-spanned="1" table:number-matrix-rows-spanned="14" table:formula="of:=FREQUENCY([.C$1:.C$1048576];[.M3:.M15])" office:value-type="float" office:value="229" calcext:value-type="float">
            <text:p>229</text:p>
          </table:table-cell>
          <table:table-cell table:formula="of:=[.I12]" office:value-type="float" office:value="56" calcext:value-type="float">
            <text:p>56</text:p>
          </table:table-cell>
          <table:table-cell table:number-matrix-columns-spanned="1" table:number-matrix-rows-spanned="14" table:formula="of:=FREQUENCY([.D$1:.D$1048576];[.O3:.O15])" office:value-type="float" office:value="0" calcext:value-type="float">
            <text:p>0</text:p>
          </table:table-cell>
          <table:table-cell table:formula="of:=[.J12]" office:value-type="float" office:value="83" calcext:value-type="float">
            <text:p>83</text:p>
          </table:table-cell>
          <table:table-cell table:number-matrix-columns-spanned="1" table:number-matrix-rows-spanned="14" table:formula="of:=FREQUENCY([.E$1:.E$1048576];[.Q3:.Q15])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4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office:value-type="string" calcext:value-type="string">
            <text:p>max</text:p>
          </table:table-cell>
          <table:table-cell table:formula="of:=MAX([.C$1:.C$1048576])" office:value-type="float" office:value="1" calcext:value-type="float">
            <text:p>1</text:p>
          </table:table-cell>
          <table:table-cell table:style-name="ce11" table:formula="of:=MAX([.D$1:.D$1048576])" office:value-type="float" office:value="78.4620529193772" calcext:value-type="float">
            <text:p>78.5</text:p>
          </table:table-cell>
          <table:table-cell table:style-name="ce11" table:formula="of:=MAX([.E$1:.E$1048576])" office:value-type="float" office:value="236.780537487324" calcext:value-type="float">
            <text:p>236.8</text:p>
          </table:table-cell>
          <table:table-cell table:number-columns-repeated="2"/>
          <table:table-cell table:formula="of:=[.M3]+[.H$11]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[.O3]+[.I$11]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Q3]+[.J$11]"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5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office:value-type="string" calcext:value-type="string">
            <text:p>sum</text:p>
          </table:table-cell>
          <table:table-cell table:formula="of:=SUM([.C$1:.C$1048576])" office:value-type="float" office:value="271" calcext:value-type="float">
            <text:p>271</text:p>
          </table:table-cell>
          <table:table-cell table:style-name="ce11" table:formula="of:=SUM([.D$1:.D$1048576])" office:value-type="float" office:value="33062.1852583938" calcext:value-type="float">
            <text:p>33,062.2</text:p>
          </table:table-cell>
          <table:table-cell table:style-name="ce11" table:formula="of:=SUM([.E$1:.E$1048576])" office:value-type="float" office:value="79593.357103789" calcext:value-type="float">
            <text:p>79,593.4</text:p>
          </table:table-cell>
          <table:table-cell table:number-columns-repeated="2"/>
          <table:table-cell table:formula="of:=[.M4]+[.H$1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]+[.I$1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Q4]+[.J$11]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6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 table:number-columns-repeated="3"/>
          <table:table-cell table:style-name="ce11" table:number-columns-repeated="2"/>
          <table:table-cell table:number-columns-repeated="2"/>
          <table:table-cell table:formula="of:=[.M5]+[.H$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O5]+[.I$11]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[.Q5]+[.J$11]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office:value-type="string" calcext:value-type="string">
            <text:p>mean</text:p>
          </table:table-cell>
          <table:table-cell table:formula="of:=AVERAGE([.C$1:.C$1048576])" office:value-type="float" office:value="0.542" calcext:value-type="float">
            <text:p>0.542</text:p>
          </table:table-cell>
          <table:table-cell table:style-name="ce11" table:formula="of:=AVERAGE([.D$1:.D$1048576])" office:value-type="float" office:value="66.1243705167876" calcext:value-type="float">
            <text:p>66.1</text:p>
          </table:table-cell>
          <table:table-cell table:style-name="ce11" table:formula="of:=AVERAGE([.E$1:.E$1048576])" office:value-type="float" office:value="159.186714207578" calcext:value-type="float">
            <text:p>159.2</text:p>
          </table:table-cell>
          <table:table-cell table:number-columns-repeated="2"/>
          <table:table-cell table:formula="of:=[.M6]+[.H$1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6]+[.I$11]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Q6]+[.J$11]"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8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office:value-type="string" calcext:value-type="string">
            <text:p>std</text:p>
          </table:table-cell>
          <table:table-cell table:formula="of:=STDEV([.C$1:.C$1048576])" office:value-type="float" office:value="0.498731858751643" calcext:value-type="float">
            <text:p>0.498731858751643</text:p>
          </table:table-cell>
          <table:table-cell table:style-name="ce11" table:formula="of:=STDEV([.D$1:.D$1048576])" office:value-type="float" office:value="3.90368851845094" calcext:value-type="float">
            <text:p>3.9</text:p>
          </table:table-cell>
          <table:table-cell table:style-name="ce11" table:formula="of:=STDEV([.E$1:.E$1048576])" office:value-type="float" office:value="31.9843984232386" calcext:value-type="float">
            <text:p>32.0</text:p>
          </table:table-cell>
          <table:table-cell table:number-columns-repeated="2"/>
          <table:table-cell table:formula="of:=[.M7]+[.H$1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7]+[.I$11]"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formula="of:=[.Q7]+[.J$11]"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9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 table:number-columns-repeated="7"/>
          <table:table-cell table:formula="of:=[.M8]+[.H$1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O8]+[.I$11]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formula="of:=[.Q8]+[.J$11]"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0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office:value-type="string" calcext:value-type="string">
            <text:p>bins: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M9]+[.H$1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O9]+[.I$11]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[.Q9]+[.J$11]"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office:value-type="string" calcext:value-type="string">
            <text:p>interval:</text:p>
          </table:table-cell>
          <table:table-cell table:formula="of:=MAX(ROUND((MAX([.C$1:.C$1048576]) - MIN([.C$1:.C$1048576])) / [.H$10]); 1)" office:value-type="float" office:value="1" calcext:value-type="float">
            <text:p>1</text:p>
          </table:table-cell>
          <table:table-cell table:formula="of:=MAX(ROUND((MAX([.D$1:.D$1048576]) - MIN([.D$1:.D$1048576])) / [.I$10]); 1)" office:value-type="float" office:value="2" calcext:value-type="float">
            <text:p>2</text:p>
          </table:table-cell>
          <table:table-cell table:formula="of:=MAX(ROUND((MAX([.E$1:.E$1048576]) - MIN([.E$1:.E$1048576])) / [.J$10]); 1)" office:value-type="float" office:value="15" calcext:value-type="float">
            <text:p>15</text:p>
          </table:table-cell>
          <table:table-cell table:number-columns-repeated="2"/>
          <table:table-cell table:formula="of:=[.M10]+[.H$1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10]+[.I$11]"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formula="of:=[.Q10]+[.J$11]"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2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office:value-type="string" calcext:value-type="string">
            <text:p>start:</text:p>
          </table:table-cell>
          <table:table-cell table:formula="of:=FLOOR(MIN([.C$1:.C$1048576]))" office:value-type="float" office:value="0" calcext:value-type="float">
            <text:p>0</text:p>
          </table:table-cell>
          <table:table-cell table:formula="of:=FLOOR(MIN([.D$1:.D$1048576]))" office:value-type="float" office:value="56" calcext:value-type="float">
            <text:p>56</text:p>
          </table:table-cell>
          <table:table-cell table:formula="of:=FLOOR(MIN([.E$1:.E$1048576]))" office:value-type="float" office:value="83" calcext:value-type="float">
            <text:p>83</text:p>
          </table:table-cell>
          <table:table-cell table:number-columns-repeated="2"/>
          <table:table-cell table:formula="of:=[.M11]+[.H$1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1]+[.I$11]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[.Q11]+[.J$11]"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3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 table:number-columns-repeated="7"/>
          <table:table-cell table:formula="of:=[.M12]+[.H$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2]+[.I$11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Q12]+[.J$11]"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 table:number-columns-repeated="7"/>
          <table:table-cell table:formula="of:=[.M13]+[.H$1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O13]+[.I$11]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Q13]+[.J$11]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5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 table:number-columns-repeated="7"/>
          <table:table-cell table:formula="of:=[.M14]+[.H$1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4]+[.I$11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Q14]+[.J$11]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 table:number-columns-repeated="7"/>
          <table:table-cell table:style-name="ce14" office:value-type="string" calcext:value-type="string">
            <text:p>sum:</text:p>
          </table:table-cell>
          <table:table-cell table:formula="of:=SUM([.N3:.N16])" office:value-type="float" office:value="500" calcext:value-type="float">
            <text:p>500</text:p>
          </table:table-cell>
          <table:table-cell/>
          <table:table-cell table:formula="of:=SUM([.P3:.P16])" office:value-type="float" office:value="500" calcext:value-type="float">
            <text:p>500</text:p>
          </table:table-cell>
          <table:table-cell/>
          <table:table-cell table:formula="of:=SUM([.R3:.R16])" office:value-type="float" office:value="500" calcext:value-type="float">
            <text:p>500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18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19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1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4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27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29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0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number-columns-repeated="5"/>
          <table:table-cell table:formula="of:=SUM([.R3:.R16])" office:value-type="float" office:value="500" calcext:value-type="float">
            <text:p>500</text:p>
          </table:table-cell>
          <table:table-cell table:number-columns-repeated="4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4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6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39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0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2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3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4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5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6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47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48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49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0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4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5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6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0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1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 table:number-columns-repeated="5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4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5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 table:number-columns-repeated="5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6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68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 table:number-columns-repeated="5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 table:number-columns-repeated="5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0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 table:number-columns-repeated="5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 table:number-columns-repeated="5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6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 table:number-columns-repeated="5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77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 table:number-columns-repeated="5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79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 table:number-columns-repeated="5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 table:number-columns-repeated="5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 table:number-columns-repeated="5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2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 table:number-columns-repeated="5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 table:number-columns-repeated="5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 table:number-columns-repeated="5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 table:number-columns-repeated="5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88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 table:number-columns-repeated="5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0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1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4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 table:number-columns-repeated="5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 table:number-columns-repeated="5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6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 table:number-columns-repeated="5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97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 table:number-columns-repeated="5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 table:number-columns-repeated="5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0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 table:number-columns-repeated="5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2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3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 table:number-columns-repeated="5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4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 table:number-columns-repeated="5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5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 table:number-columns-repeated="5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 table:number-columns-repeated="5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07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08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09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 table:number-columns-repeated="5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1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3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 table:number-columns-repeated="5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5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6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 table:number-columns-repeated="5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17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 table:number-columns-repeated="5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19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0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 table:number-columns-repeated="5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 table:number-columns-repeated="5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3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 table:number-columns-repeated="5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6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 table:number-columns-repeated="5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27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 table:number-columns-repeated="5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4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 table:number-columns-repeated="5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39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0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 table:number-columns-repeated="5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2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3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5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47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0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2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 table:number-columns-repeated="5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4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 table:number-columns-repeated="5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5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6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 table:number-columns-repeated="5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58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 table:number-columns-repeated="5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0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3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4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6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67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 table:number-columns-repeated="5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0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 table:number-columns-repeated="5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1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 table:number-columns-repeated="5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2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3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 table:number-columns-repeated="5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4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 table:number-columns-repeated="5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 table:number-columns-repeated="5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77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78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4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5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6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 table:number-columns-repeated="5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 table:number-columns-repeated="5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0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 table:number-columns-repeated="5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2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3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 table:number-columns-repeated="5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5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198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1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3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 table:number-columns-repeated="5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 table:number-columns-repeated="5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07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 table:number-columns-repeated="5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08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 table:number-columns-repeated="5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09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 table:number-columns-repeated="5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0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 table:number-columns-repeated="5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1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 table:number-columns-repeated="5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5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 table:number-columns-repeated="5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18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19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0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 table:number-columns-repeated="5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3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 table:number-columns-repeated="5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4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 table:number-columns-repeated="5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 table:number-columns-repeated="5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6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 table:number-columns-repeated="5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 table:number-columns-repeated="5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28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 table:number-columns-repeated="5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1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 table:number-columns-repeated="5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 table:number-columns-repeated="5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4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5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6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 table:number-columns-repeated="5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 table:number-columns-repeated="5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38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 table:number-columns-repeated="5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 table:number-columns-repeated="5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0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 table:number-columns-repeated="5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1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 table:number-columns-repeated="5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 table:number-columns-repeated="5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 table:number-columns-repeated="5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4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 table:number-columns-repeated="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5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 table:number-columns-repeated="5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 table:number-columns-repeated="5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49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0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 table:number-columns-repeated="5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2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 table:number-columns-repeated="5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 table:number-columns-repeated="5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 table:number-columns-repeated="5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6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 table:number-columns-repeated="5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57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 table:number-columns-repeated="5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 table:number-columns-repeated="5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 table:number-columns-repeated="5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0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 table:number-columns-repeated="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1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 table:number-columns-repeated="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 table:number-columns-repeated="5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3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 table:number-columns-repeated="5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6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 table:number-columns-repeated="5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67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68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69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 table:number-columns-repeated="5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0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 table:number-columns-repeated="5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 table:number-columns-repeated="5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2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 table:number-columns-repeated="5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 table:number-columns-repeated="5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4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 table:number-columns-repeated="5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5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 table:number-columns-repeated="5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6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 table:number-columns-repeated="5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 table:number-columns-repeated="5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 table:number-columns-repeated="5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79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 table:number-columns-repeated="5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 table:number-columns-repeated="5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1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 table:number-columns-repeated="5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2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3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5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 table:number-columns-repeated="5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87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 table:number-columns-repeated="5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88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 table:number-columns-repeated="5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 table:number-columns-repeated="5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0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 table:number-columns-repeated="5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1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 table:number-columns-repeated="5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 table:number-columns-repeated="5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3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 table:number-columns-repeated="5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4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 table:number-columns-repeated="5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5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 table:number-columns-repeated="5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 table:number-columns-repeated="5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297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 table:number-columns-repeated="5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298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 table:number-columns-repeated="5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 table:number-columns-repeated="5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 table:number-columns-repeated="5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3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 table:number-columns-repeated="5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 table:number-columns-repeated="5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6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 table:number-columns-repeated="5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 table:number-columns-repeated="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 table:number-columns-repeated="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 table:number-columns-repeated="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 table:number-columns-repeated="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1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 table:number-columns-repeated="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 table:number-columns-repeated="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3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 table:number-columns-repeated="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 table:number-columns-repeated="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5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 table:number-columns-repeated="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6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 table:number-columns-repeated="5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17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 table:number-columns-repeated="5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18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 table:number-columns-repeated="5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19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 table:number-columns-repeated="5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 table:number-columns-repeated="5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 table:number-columns-repeated="5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2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 table:number-columns-repeated="5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3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 table:number-columns-repeated="5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 table:number-columns-repeated="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 table:number-columns-repeated="5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 table:number-columns-repeated="5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 table:number-columns-repeated="5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28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 table:number-columns-repeated="5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 table:number-columns-repeated="5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0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 table:number-columns-repeated="5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1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 table:number-columns-repeated="5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2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 table:number-columns-repeated="5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 table:number-columns-repeated="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 table:number-columns-repeated="5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5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 table:number-columns-repeated="5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6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 table:number-columns-repeated="5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 table:number-columns-repeated="5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38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 table:number-columns-repeated="5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39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 table:number-columns-repeated="5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0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 table:number-columns-repeated="5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1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 table:number-columns-repeated="5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 table:number-columns-repeated="5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3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 table:number-columns-repeated="5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 table:number-columns-repeated="5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 table:number-columns-repeated="5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 table:number-columns-repeated="5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 table:number-columns-repeated="5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 table:number-columns-repeated="5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 table:number-columns-repeated="5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 table:number-columns-repeated="5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1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 table:number-columns-repeated="5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 table:number-columns-repeated="5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3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 table:number-columns-repeated="5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4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 table:number-columns-repeated="5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5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 table:number-columns-repeated="5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6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 table:number-columns-repeated="5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 table:number-columns-repeated="5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 table:number-columns-repeated="5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59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 table:number-columns-repeated="5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 table:number-columns-repeated="5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 table:number-columns-repeated="5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 table:number-columns-repeated="5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3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 table:number-columns-repeated="5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4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 table:number-columns-repeated="5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5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 table:number-columns-repeated="5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 table:number-columns-repeated="5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67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 table:number-columns-repeated="5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 table:number-columns-repeated="5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69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 table:number-columns-repeated="5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 table:number-columns-repeated="5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 table:number-columns-repeated="5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2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 table:number-columns-repeated="5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 table:number-columns-repeated="5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 table:number-columns-repeated="5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5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 table:number-columns-repeated="5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 table:number-columns-repeated="5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 table:number-columns-repeated="5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 table:number-columns-repeated="5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79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 table:number-columns-repeated="5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0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 table:number-columns-repeated="5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 table:number-columns-repeated="5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 table:number-columns-repeated="5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3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 table:number-columns-repeated="5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4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 table:number-columns-repeated="5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5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 table:number-columns-repeated="5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6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 table:number-columns-repeated="5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87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 table:number-columns-repeated="5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88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 table:number-columns-repeated="5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 table:number-columns-repeated="5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 table:number-columns-repeated="5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 table:number-columns-repeated="5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 table:number-columns-repeated="5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3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 table:number-columns-repeated="5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4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 table:number-columns-repeated="5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5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 table:number-columns-repeated="5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6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 table:number-columns-repeated="5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 table:number-columns-repeated="5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398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 table:number-columns-repeated="5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399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 table:number-columns-repeated="5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 table:number-columns-repeated="5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 table:number-columns-repeated="5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2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 table:number-columns-repeated="5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3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 table:number-columns-repeated="5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4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 table:number-columns-repeated="5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5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 table:number-columns-repeated="5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6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 table:number-columns-repeated="5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07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 table:number-columns-repeated="5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08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 table:number-columns-repeated="5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09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 table:number-columns-repeated="5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 table:number-columns-repeated="5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 table:number-columns-repeated="5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 table:number-columns-repeated="5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 table:number-columns-repeated="5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4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 table:number-columns-repeated="5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 table:number-columns-repeated="5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6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 table:number-columns-repeated="5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 table:number-columns-repeated="5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18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 table:number-columns-repeated="5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 table:number-columns-repeated="5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0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 table:number-columns-repeated="5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1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 table:number-columns-repeated="5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2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 table:number-columns-repeated="5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 table:number-columns-repeated="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4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 table:number-columns-repeated="5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 table:number-columns-repeated="5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 table:number-columns-repeated="5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 table:number-columns-repeated="5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 table:number-columns-repeated="5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 table:number-columns-repeated="5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 table:number-columns-repeated="5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 table:number-columns-repeated="5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2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 table:number-columns-repeated="5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3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 table:number-columns-repeated="5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4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 table:number-columns-repeated="5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5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 table:number-columns-repeated="5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 table:number-columns-repeated="5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 table:number-columns-repeated="5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38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 table:number-columns-repeated="5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 table:number-columns-repeated="5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0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 table:number-columns-repeated="5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1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 table:number-columns-repeated="5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 table:number-columns-repeated="5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3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 table:number-columns-repeated="5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4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 table:number-columns-repeated="5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5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 table:number-columns-repeated="5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6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 table:number-columns-repeated="5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47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 table:number-columns-repeated="5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48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 table:number-columns-repeated="5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49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 table:number-columns-repeated="5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 table:number-columns-repeated="5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 table:number-columns-repeated="5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 table:number-columns-repeated="5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 table:number-columns-repeated="5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4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 table:number-columns-repeated="5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 table:number-columns-repeated="5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6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 table:number-columns-repeated="5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57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 table:number-columns-repeated="5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 table:number-columns-repeated="5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59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 table:number-columns-repeated="5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 table:number-columns-repeated="5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1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 table:number-columns-repeated="5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 table:number-columns-repeated="5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 table:number-columns-repeated="5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 table:number-columns-repeated="5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5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 table:number-columns-repeated="5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 table:number-columns-repeated="5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67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 table:number-columns-repeated="5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 table:number-columns-repeated="5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69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 table:number-columns-repeated="5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0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 table:number-columns-repeated="5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1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 table:number-columns-repeated="5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2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 table:number-columns-repeated="5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3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 table:number-columns-repeated="5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 table:number-columns-repeated="5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5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 table:number-columns-repeated="5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 table:number-columns-repeated="5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 table:number-columns-repeated="5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78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 table:number-columns-repeated="5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79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 table:number-columns-repeated="5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 table:number-columns-repeated="5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1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 table:number-columns-repeated="5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 table:number-columns-repeated="5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 table:number-columns-repeated="5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 table:number-columns-repeated="5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5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 table:number-columns-repeated="5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 table:number-columns-repeated="5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87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 table:number-columns-repeated="5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88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 table:number-columns-repeated="5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 table:number-columns-repeated="5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0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 table:number-columns-repeated="5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 table:number-columns-repeated="5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 table:number-columns-repeated="5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 table:number-columns-repeated="5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4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 table:number-columns-repeated="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5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 table:number-columns-repeated="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 table:number-columns-repeated="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 table:number-columns-repeated="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498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 table:number-columns-repeated="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 table:number-columns-repeated="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0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 table:number-columns-repeated="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2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1" table:number-rows-repeated="9516">
          <table:table-cell table:style-name="Default" table:number-columns-repeated="2"/>
          <table:table-cell table:number-columns-repeated="62"/>
        </table:table-row>
        <table:table-row table:style-name="ro1" table:number-rows-repeated="103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nder-VIQ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4"/>
        <table:table-column table:style-name="co13" table:default-cell-style-name="Default"/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</text:p>
          </table:table-cell>
          <table:table-cell table:style-name="ce8" office:value-type="string" calcext:value-type="string">
            <text:p>VIQ</text:p>
          </table:table-cell>
          <table:table-cell table:style-name="ce23" office:value-type="string" calcext:value-type="string">
            <text:p>Height</text:p>
          </table:table-cell>
          <table:table-cell table:style-name="ce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5" calcext:value-type="float">
            <text:p>15</text:p>
          </table:table-cell>
          <table:table-cell table:formula="of:=VLOOKUP([.A2];[$'gender-height-weight'.A3:.E56];4)" office:value-type="float" office:value="63.3526975521962" calcext:value-type="float">
            <text:p>63.3526975521962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3];[$'gender-height-weight'.A4:.E57];4)" office:value-type="float" office:value="56.0666363500952" calcext:value-type="float">
            <text:p>56.0666363500952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oy</text:p>
          </table:table-cell>
          <table:table-cell office:value-type="float" office:value="13" calcext:value-type="float">
            <text:p>13</text:p>
          </table:table-cell>
          <table:table-cell table:formula="of:=VLOOKUP([.A4];[$'gender-height-weight'.A5:.E58];4)" office:value-type="float" office:value="64.9224230596659" calcext:value-type="float">
            <text:p>64.9224230596659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5];[$'gender-height-weight'.A6:.E59];4)" office:value-type="float" office:value="68.2916245166065" calcext:value-type="float">
            <text:p>68.2916245166065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6" calcext:value-type="float">
            <text:p>16</text:p>
          </table:table-cell>
          <table:table-cell table:formula="of:=VLOOKUP([.A6];[$'gender-height-weight'.A7:.E60];4)" office:value-type="float" office:value="66.0424876840815" calcext:value-type="float">
            <text:p>66.0424876840815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2" calcext:value-type="float">
            <text:p>12</text:p>
          </table:table-cell>
          <table:table-cell table:formula="of:=VLOOKUP([.A7];[$'gender-height-weight'.A8:.E61];4)" office:value-type="float" office:value="60.150030714028" calcext:value-type="float">
            <text:p>60.150030714028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oy</text:p>
          </table:table-cell>
          <table:table-cell office:value-type="float" office:value="12" calcext:value-type="float">
            <text:p>12</text:p>
          </table:table-cell>
          <table:table-cell table:formula="of:=VLOOKUP([.A8];[$'gender-height-weight'.A9:.E62];4)" office:value-type="float" office:value="66.3276990468685" calcext:value-type="float">
            <text:p>66.3276990468685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y</text:p>
          </table:table-cell>
          <table:table-cell office:value-type="float" office:value="11" calcext:value-type="float">
            <text:p>11</text:p>
          </table:table-cell>
          <table:table-cell table:formula="of:=VLOOKUP([.A9];[$'gender-height-weight'.A10:.E63];4)" office:value-type="float" office:value="72.3875690410247" calcext:value-type="float">
            <text:p>72.3875690410247</text:p>
          </table:table-cell>
          <table:table-cell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1">
          <table:table-cell table:style-name="ce1"/>
          <table:table-cell table:style-name="ce2"/>
          <table:table-cell table:style-name="ce9"/>
          <table:table-cell table:style-name="ce25"/>
          <table:table-cell table:style-name="ce11"/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1:33:03.115984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15T21:42:09.928764741</dc:date>
    <meta:editing-duration>PT2H22M44S</meta:editing-duration>
    <meta:editing-cycles>11</meta:editing-cycles>
    <meta:document-statistic meta:table-count="2" meta:cell-count="2669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1360000014A0000014A7A322FFCD687381E.svg"/>
      </style:chart-properties>
    </style:style>
    <style:style style:name="ch3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2">
      <style:chart-properties chart:symbol-type="image" chart:symbol-width="0.15cm" chart:symbol-height="0.15cm" chart:link-data-style-to-source="true">
        <chart:symbol-image xlink:href="Pictures/100001360000014A0000014A7A322FFCD687381E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77cm" svg:height="8.03cm" xlink:href=".." xlink:type="simple" chart:class="chart:scatter" chart:style-name="ch1">
        <chart:plot-area chart:style-name="ch2" table:cell-range-address="'gender-height-weight'.D3:'gender-height-weight'.E502 'gender-height-weight'.E2:'gender-height-weight'.E2" chart:data-source-has-labels="row" svg:x="1.258cm" svg:y="0.16cm" svg:width="12.44cm" svg:height="6.761cm">
          <chartooo:coordinate-region svg:x="2.402cm" svg:y="0.359cm" svg:width="10.947cm" svg:height="5.915cm"/>
          <chart:axis chart:dimension="x" chart:name="primary-x" chart:style-name="ch3">
            <chart:title svg:x="6.687cm" svg:y="7.081cm" chart:style-name="ch4">
              <text:p>Height (in)</text:p>
            </chart:title>
            <chart:grid chart:style-name="ch5" chart:class="major"/>
          </chart:axis>
          <chart:axis chart:dimension="y" chart:name="primary-y" chart:style-name="ch3">
            <chart:title svg:x="0.451cm" svg:y="4.361cm" chart:style-name="ch6">
              <text:p>Weight (lb)</text:p>
            </chart:title>
            <chart:grid chart:style-name="ch5" chart:class="major"/>
          </chart:axis>
          <chart:series chart:style-name="ch7" chart:values-cell-range-address="'gender-height-weight'.E3:'gender-height-weight'.E502" chart:label-cell-address="'gender-height-weight'.E2:'gender-height-weight'.E2" chart:class="chart:scatter">
            <chart:domain table:cell-range-address="'gender-height-weight'.D3:'gender-height-weight'.D502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eight (lb)</text:p>
                <draw:g>
                  <svg:desc>'gender-height-weight'.E2:'gender-height-weight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0388652261268">
                <text:p>67.0388652261268</text:p>
                <draw:g>
                  <svg:desc>'gender-height-weight'.D3:'gender-height-weight'.D502</svg:desc>
                </draw:g>
              </table:table-cell>
              <table:table-cell office:value-type="float" office:value="167.912792643045">
                <text:p>167.912792643045</text:p>
                <draw:g>
                  <svg:desc>'gender-height-weight'.E3:'gender-height-weight'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0851623479461">
                <text:p>63.0851623479461</text:p>
              </table:table-cell>
              <table:table-cell office:value-type="float" office:value="124.829873690161">
                <text:p>124.82987369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66676724607">
                <text:p>64.366676724607</text:p>
              </table:table-cell>
              <table:table-cell office:value-type="float" office:value="162.495082455027">
                <text:p>162.49508245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4109077861082">
                <text:p>66.4109077861082</text:p>
              </table:table-cell>
              <table:table-cell office:value-type="float" office:value="161.99138563683">
                <text:p>161.99138563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7989611645402">
                <text:p>64.7989611645402</text:p>
              </table:table-cell>
              <table:table-cell office:value-type="float" office:value="152.828705503825">
                <text:p>152.828705503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2094519012334">
                <text:p>66.2094519012334</text:p>
              </table:table-cell>
              <table:table-cell office:value-type="float" office:value="140.506413126246">
                <text:p>140.50641312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3276990468685">
                <text:p>66.3276990468685</text:p>
              </table:table-cell>
              <table:table-cell office:value-type="float" office:value="156.606046359655">
                <text:p>156.606046359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3875690410247">
                <text:p>72.3875690410247</text:p>
              </table:table-cell>
              <table:table-cell office:value-type="float" office:value="199.446899235481">
                <text:p>199.44689923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150030714028">
                <text:p>60.150030714028</text:p>
              </table:table-cell>
              <table:table-cell office:value-type="float" office:value="103.979162647724">
                <text:p>103.979162647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0666363500952">
                <text:p>56.0666363500952</text:p>
              </table:table-cell>
              <table:table-cell office:value-type="float" office:value="89.5712047395611">
                <text:p>89.5712047395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3526975521962">
                <text:p>63.3526975521962</text:p>
              </table:table-cell>
              <table:table-cell office:value-type="float" office:value="141.906509849061">
                <text:p>141.906509849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886315795757">
                <text:p>62.0886315795757</text:p>
              </table:table-cell>
              <table:table-cell office:value-type="float" office:value="112.748109757602">
                <text:p>112.748109757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9224230596659">
                <text:p>64.9224230596659</text:p>
              </table:table-cell>
              <table:table-cell office:value-type="float" office:value="158.412559422739">
                <text:p>158.41255942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2916245166065">
                <text:p>68.2916245166065</text:p>
              </table:table-cell>
              <table:table-cell office:value-type="float" office:value="164.183004342798">
                <text:p>164.183004342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0424876840815">
                <text:p>66.0424876840815</text:p>
              </table:table-cell>
              <table:table-cell office:value-type="float" office:value="133.944360535363">
                <text:p>133.944360535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076299339235">
                <text:p>62.9076299339235</text:p>
              </table:table-cell>
              <table:table-cell office:value-type="float" office:value="141.216627796238">
                <text:p>141.216627796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9213671359476">
                <text:p>72.9213671359476</text:p>
              </table:table-cell>
              <table:table-cell office:value-type="float" office:value="213.924486409781">
                <text:p>213.924486409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6872321923365">
                <text:p>68.6872321923365</text:p>
              </table:table-cell>
              <table:table-cell office:value-type="float" office:value="173.115812588004">
                <text:p>173.115812588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5652564587241">
                <text:p>71.5652564587241</text:p>
              </table:table-cell>
              <table:table-cell office:value-type="float" office:value="194.721856413693">
                <text:p>194.721856413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202347706273">
                <text:p>66.202347706273</text:p>
              </table:table-cell>
              <table:table-cell office:value-type="float" office:value="159.390323744187">
                <text:p>159.390323744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6463298569074">
                <text:p>58.6463298569074</text:p>
              </table:table-cell>
              <table:table-cell office:value-type="float" office:value="96.5248498312934">
                <text:p>96.5248498312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283172106086">
                <text:p>64.3283172106086</text:p>
              </table:table-cell>
              <table:table-cell office:value-type="float" office:value="134.744705000123">
                <text:p>134.744705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6408051192206">
                <text:p>71.6408051192206</text:p>
              </table:table-cell>
              <table:table-cell office:value-type="float" office:value="213.741169489411">
                <text:p>213.741169489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3916436454159">
                <text:p>61.3916436454159</text:p>
              </table:table-cell>
              <table:table-cell office:value-type="float" office:value="120.681906546154">
                <text:p>120.6819065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1351749028692">
                <text:p>67.1351749028692</text:p>
              </table:table-cell>
              <table:table-cell office:value-type="float" office:value="177.984361143984">
                <text:p>177.984361143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8328782059274">
                <text:p>66.8328782059274</text:p>
              </table:table-cell>
              <table:table-cell office:value-type="float" office:value="180.683886970857">
                <text:p>180.683886970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066866584895">
                <text:p>68.066866584895</text:p>
              </table:table-cell>
              <table:table-cell office:value-type="float" office:value="187.038344717004">
                <text:p>187.038344717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2603627220612">
                <text:p>63.2603627220612</text:p>
              </table:table-cell>
              <table:table-cell office:value-type="float" office:value="137.811370151255">
                <text:p>137.811370151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8484348479039">
                <text:p>71.8484348479039</text:p>
              </table:table-cell>
              <table:table-cell office:value-type="float" office:value="218.157469450706">
                <text:p>218.157469450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2627394326726">
                <text:p>68.2627394326726</text:p>
              </table:table-cell>
              <table:table-cell office:value-type="float" office:value="183.078953381949">
                <text:p>183.078953381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2543625394003">
                <text:p>68.2543625394003</text:p>
              </table:table-cell>
              <table:table-cell office:value-type="float" office:value="173.513343771179">
                <text:p>173.513343771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7995608057062">
                <text:p>65.7995608057062</text:p>
              </table:table-cell>
              <table:table-cell office:value-type="float" office:value="157.293742488265">
                <text:p>157.293742488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6134038324844">
                <text:p>69.6134038324844</text:p>
              </table:table-cell>
              <table:table-cell office:value-type="float" office:value="188.868777815123">
                <text:p>188.868777815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683746655455">
                <text:p>68.5683746655455</text:p>
              </table:table-cell>
              <table:table-cell office:value-type="float" office:value="179.795968121258">
                <text:p>179.795968121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491063695484">
                <text:p>65.4491063695484</text:p>
              </table:table-cell>
              <table:table-cell office:value-type="float" office:value="140.60862619826">
                <text:p>140.60862619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1872208535622">
                <text:p>65.1872208535622</text:p>
              </table:table-cell>
              <table:table-cell office:value-type="float" office:value="172.606482559614">
                <text:p>172.606482559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83224212625">
                <text:p>65.383224212625</text:p>
              </table:table-cell>
              <table:table-cell office:value-type="float" office:value="140.073641074898">
                <text:p>140.073641074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3547795615889">
                <text:p>69.3547795615889</text:p>
              </table:table-cell>
              <table:table-cell office:value-type="float" office:value="202.332215731187">
                <text:p>202.332215731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1560126502743">
                <text:p>70.1560126502743</text:p>
              </table:table-cell>
              <table:table-cell office:value-type="float" office:value="185.257822705305">
                <text:p>185.25782270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7016049901078">
                <text:p>66.7016049901078</text:p>
              </table:table-cell>
              <table:table-cell office:value-type="float" office:value="172.839809078093">
                <text:p>172.839809078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78785109145">
                <text:p>61.78785109145</text:p>
              </table:table-cell>
              <table:table-cell office:value-type="float" office:value="121.092797347421">
                <text:p>121.092797347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2848633755886">
                <text:p>66.2848633755886</text:p>
              </table:table-cell>
              <table:table-cell office:value-type="float" office:value="154.885142449294">
                <text:p>154.885142449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4118336321295">
                <text:p>67.4118336321295</text:p>
              </table:table-cell>
              <table:table-cell office:value-type="float" office:value="147.360805343919">
                <text:p>147.360805343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5771768953184">
                <text:p>63.5771768953184</text:p>
              </table:table-cell>
              <table:table-cell office:value-type="float" office:value="156.820414854543">
                <text:p>156.820414854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518364408672">
                <text:p>68.2518364408672</text:p>
              </table:table-cell>
              <table:table-cell office:value-type="float" office:value="187.060552163801">
                <text:p>187.060552163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1989792983851">
                <text:p>72.1989792983851</text:p>
              </table:table-cell>
              <table:table-cell office:value-type="float" office:value="218.063751401917">
                <text:p>218.063751401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4297709549193">
                <text:p>72.4297709549193</text:p>
              </table:table-cell>
              <table:table-cell office:value-type="float" office:value="177.969532057211">
                <text:p>177.969532057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3894906412277">
                <text:p>61.3894906412277</text:p>
              </table:table-cell>
              <table:table-cell office:value-type="float" office:value="139.105836976208">
                <text:p>139.105836976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2127772206538">
                <text:p>69.2127772206538</text:p>
              </table:table-cell>
              <table:table-cell office:value-type="float" office:value="188.947625431233">
                <text:p>188.947625431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7832316168349">
                <text:p>57.7832316168349</text:p>
              </table:table-cell>
              <table:table-cell office:value-type="float" office:value="126.143595942272">
                <text:p>126.143595942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5541763040655">
                <text:p>62.5541763040655</text:p>
              </table:table-cell>
              <table:table-cell office:value-type="float" office:value="113.449037730277">
                <text:p>113.449037730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32417407007">
                <text:p>62.732417407007</text:p>
              </table:table-cell>
              <table:table-cell office:value-type="float" office:value="106.884047248122">
                <text:p>106.884047248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8098265262868">
                <text:p>70.8098265262868</text:p>
              </table:table-cell>
              <table:table-cell office:value-type="float" office:value="203.978417730569">
                <text:p>203.978417730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.6265193462048">
                <text:p>66.6265193462048</text:p>
              </table:table-cell>
              <table:table-cell office:value-type="float" office:value="179.053683004071">
                <text:p>179.053683004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541746571694">
                <text:p>61.6541746571694</text:p>
              </table:table-cell>
              <table:table-cell office:value-type="float" office:value="141.49632459471">
                <text:p>141.49632459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6594928467085">
                <text:p>66.6594928467085</text:p>
              </table:table-cell>
              <table:table-cell office:value-type="float" office:value="182.746513591033">
                <text:p>182.74651359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8902088460191">
                <text:p>67.8902088460191</text:p>
              </table:table-cell>
              <table:table-cell office:value-type="float" office:value="168.824926999625">
                <text:p>168.824926999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0848942216874">
                <text:p>73.0848942216874</text:p>
              </table:table-cell>
              <table:table-cell office:value-type="float" office:value="230.678778196553">
                <text:p>230.678778196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128042988196">
                <text:p>63.128042988196</text:p>
              </table:table-cell>
              <table:table-cell office:value-type="float" office:value="136.592800500294">
                <text:p>136.592800500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3685765882715">
                <text:p>69.3685765882715</text:p>
              </table:table-cell>
              <table:table-cell office:value-type="float" office:value="187.571057528204">
                <text:p>187.571057528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464565013792">
                <text:p>68.3464565013792</text:p>
              </table:table-cell>
              <table:table-cell office:value-type="float" office:value="178.675992067492">
                <text:p>178.675992067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2991930296065">
                <text:p>66.2991930296065</text:p>
              </table:table-cell>
              <table:table-cell office:value-type="float" office:value="180.201266068932">
                <text:p>180.201266068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3867051836085">
                <text:p>66.3867051836085</text:p>
              </table:table-cell>
              <table:table-cell office:value-type="float" office:value="152.738489949504">
                <text:p>152.738489949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119162340088">
                <text:p>65.119162340088</text:p>
              </table:table-cell>
              <table:table-cell office:value-type="float" office:value="146.431025155674">
                <text:p>146.431025155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7645093762568">
                <text:p>61.7645093762568</text:p>
              </table:table-cell>
              <table:table-cell office:value-type="float" office:value="135.544201374823">
                <text:p>135.54420137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0423169118097">
                <text:p>73.0423169118097</text:p>
              </table:table-cell>
              <table:table-cell office:value-type="float" office:value="212.348964540199">
                <text:p>212.348964540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0826769228384">
                <text:p>61.0826769228384</text:p>
              </table:table-cell>
              <table:table-cell office:value-type="float" office:value="141.50309801532">
                <text:p>141.50309801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889918729116">
                <text:p>64.889918729116</text:p>
              </table:table-cell>
              <table:table-cell office:value-type="float" office:value="134.27994876853">
                <text:p>134.27994876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9667995979482">
                <text:p>69.9667995979482</text:p>
              </table:table-cell>
              <table:table-cell office:value-type="float" office:value="189.838617717709">
                <text:p>189.838617717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625353074651">
                <text:p>64.625353074651</text:p>
              </table:table-cell>
              <table:table-cell office:value-type="float" office:value="143.145608450255">
                <text:p>143.145608450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2941650150928">
                <text:p>65.2941650150928</text:p>
              </table:table-cell>
              <table:table-cell office:value-type="float" office:value="138.807700108306">
                <text:p>138.80770010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.8560430168292">
                <text:p>65.8560430168292</text:p>
              </table:table-cell>
              <table:table-cell office:value-type="float" office:value="169.67626673248">
                <text:p>169.67626673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1595090304518">
                <text:p>60.1595090304518</text:p>
              </table:table-cell>
              <table:table-cell office:value-type="float" office:value="116.10637611162">
                <text:p>116.1063761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4523265352799">
                <text:p>71.4523265352799</text:p>
              </table:table-cell>
              <table:table-cell office:value-type="float" office:value="203.448273004639">
                <text:p>203.448273004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7910182373408">
                <text:p>64.7910182373408</text:p>
              </table:table-cell>
              <table:table-cell office:value-type="float" office:value="140.40091320664">
                <text:p>140.4009132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7011397144788">
                <text:p>63.7011397144788</text:p>
              </table:table-cell>
              <table:table-cell office:value-type="float" office:value="152.904962789341">
                <text:p>152.904962789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025917295093">
                <text:p>60.025917295093</text:p>
              </table:table-cell>
              <table:table-cell office:value-type="float" office:value="126.460829766303">
                <text:p>126.460829766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9349262148006">
                <text:p>62.9349262148006</text:p>
              </table:table-cell>
              <table:table-cell office:value-type="float" office:value="132.61652537078">
                <text:p>132.61652537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6860190981696">
                <text:p>63.6860190981696</text:p>
              </table:table-cell>
              <table:table-cell office:value-type="float" office:value="129.021055261541">
                <text:p>129.0210552615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0840433478276">
                <text:p>67.0840433478276</text:p>
              </table:table-cell>
              <table:table-cell office:value-type="float" office:value="167.893176922926">
                <text:p>167.893176922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1616691929441">
                <text:p>60.1616691929441</text:p>
              </table:table-cell>
              <table:table-cell office:value-type="float" office:value="130.820809922092">
                <text:p>130.820809922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052618957827">
                <text:p>65.052618957827</text:p>
              </table:table-cell>
              <table:table-cell office:value-type="float" office:value="150.097941625046">
                <text:p>150.097941625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6471391547845">
                <text:p>70.6471391547845</text:p>
              </table:table-cell>
              <table:table-cell office:value-type="float" office:value="207.556408191843">
                <text:p>207.556408191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9869801293675">
                <text:p>66.9869801293675</text:p>
              </table:table-cell>
              <table:table-cell office:value-type="float" office:value="155.33023439413">
                <text:p>155.33023439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9304349811277">
                <text:p>63.9304349811277</text:p>
              </table:table-cell>
              <table:table-cell office:value-type="float" office:value="134.409159480214">
                <text:p>134.409159480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6370546818033">
                <text:p>66.6370546818033</text:p>
              </table:table-cell>
              <table:table-cell office:value-type="float" office:value="146.411268413887">
                <text:p>146.41126841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.2946984483287">
                <text:p>64.2946984483287</text:p>
              </table:table-cell>
              <table:table-cell office:value-type="float" office:value="148.066097319915">
                <text:p>148.066097319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.1893840849912">
                <text:p>71.1893840849912</text:p>
              </table:table-cell>
              <table:table-cell office:value-type="float" office:value="202.782735719744">
                <text:p>202.782735719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7492068507248">
                <text:p>67.7492068507248</text:p>
              </table:table-cell>
              <table:table-cell office:value-type="float" office:value="178.583626608061">
                <text:p>178.583626608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380772533596">
                <text:p>66.5380772533596</text:p>
              </table:table-cell>
              <table:table-cell office:value-type="float" office:value="143.664713932853">
                <text:p>143.664713932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2584089235993">
                <text:p>72.2584089235993</text:p>
              </table:table-cell>
              <table:table-cell office:value-type="float" office:value="192.910266551722">
                <text:p>192.910266551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.5684836937429">
                <text:p>60.5684836937429</text:p>
              </table:table-cell>
              <table:table-cell office:value-type="float" office:value="110.490718413001">
                <text:p>110.490718413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2168207729234">
                <text:p>64.2168207729234</text:p>
              </table:table-cell>
              <table:table-cell office:value-type="float" office:value="145.603465596979">
                <text:p>145.60346559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7108446478983">
                <text:p>68.7108446478983</text:p>
              </table:table-cell>
              <table:table-cell office:value-type="float" office:value="178.870748110566">
                <text:p>178.870748110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.5185887565785">
                <text:p>66.5185887565785</text:p>
              </table:table-cell>
              <table:table-cell office:value-type="float" office:value="167.076642378442">
                <text:p>167.076642378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.597740053578">
                <text:p>66.597740053578</text:p>
              </table:table-cell>
              <table:table-cell office:value-type="float" office:value="152.242961212192">
                <text:p>152.242961212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5676198493025">
                <text:p>59.5676198493025</text:p>
              </table:table-cell>
              <table:table-cell office:value-type="float" office:value="130.11924560848">
                <text:p>130.11924560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0085441877015">
                <text:p>61.0085441877015</text:p>
              </table:table-cell>
              <table:table-cell office:value-type="float" office:value="118.038053266885">
                <text:p>118.03805326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.9745826070951">
                <text:p>65.9745826070951</text:p>
              </table:table-cell>
              <table:table-cell office:value-type="float" office:value="161.061364589181">
                <text:p>161.061364589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1671943275299">
                <text:p>67.1671943275299</text:p>
              </table:table-cell>
              <table:table-cell office:value-type="float" office:value="158.46989586734">
                <text:p>158.46989586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1912244814707">
                <text:p>70.1912244814707</text:p>
              </table:table-cell>
              <table:table-cell office:value-type="float" office:value="205.941790671464">
                <text:p>205.941790671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0684949386101">
                <text:p>68.0684949386101</text:p>
              </table:table-cell>
              <table:table-cell office:value-type="float" office:value="171.056290533074">
                <text:p>171.056290533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8354886156107">
                <text:p>66.8354886156107</text:p>
              </table:table-cell>
              <table:table-cell office:value-type="float" office:value="155.995109221324">
                <text:p>155.995109221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2406988227067">
                <text:p>67.2406988227067</text:p>
              </table:table-cell>
              <table:table-cell office:value-type="float" office:value="176.746305447761">
                <text:p>176.746305447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7648078883808">
                <text:p>57.7648078883808</text:p>
              </table:table-cell>
              <table:table-cell office:value-type="float" office:value="89.7899984409701">
                <text:p>89.7899984409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8611969523225">
                <text:p>69.8611969523225</text:p>
              </table:table-cell>
              <table:table-cell office:value-type="float" office:value="179.662496461814">
                <text:p>179.662496461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.271718526254">
                <text:p>63.271718526254</text:p>
              </table:table-cell>
              <table:table-cell office:value-type="float" office:value="149.122726526788">
                <text:p>149.122726526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.3593160479614">
                <text:p>64.3593160479614</text:p>
              </table:table-cell>
              <table:table-cell office:value-type="float" office:value="143.54212203477">
                <text:p>143.5421220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7142565482688">
                <text:p>57.7142565482688</text:p>
              </table:table-cell>
              <table:table-cell office:value-type="float" office:value="94.389732636505">
                <text:p>94.389732636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.8423241680706">
                <text:p>62.8423241680706</text:p>
              </table:table-cell>
              <table:table-cell office:value-type="float" office:value="134.991464818202">
                <text:p>134.99146481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8591906944626">
                <text:p>70.8591906944626</text:p>
              </table:table-cell>
              <table:table-cell office:value-type="float" office:value="184.493250594327">
                <text:p>184.493250594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5778172609094">
                <text:p>64.5778172609094</text:p>
              </table:table-cell>
              <table:table-cell office:value-type="float" office:value="131.692896462759">
                <text:p>131.69289646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5059599786522">
                <text:p>69.5059599786522</text:p>
              </table:table-cell>
              <table:table-cell office:value-type="float" office:value="192.842105715014">
                <text:p>192.842105715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0835397150341">
                <text:p>64.0835397150341</text:p>
              </table:table-cell>
              <table:table-cell office:value-type="float" office:value="134.313713406345">
                <text:p>134.313713406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.5573566284942">
                <text:p>66.5573566284942</text:p>
              </table:table-cell>
              <table:table-cell office:value-type="float" office:value="153.372626085851">
                <text:p>153.372626085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.8749067066368">
                <text:p>66.8749067066368</text:p>
              </table:table-cell>
              <table:table-cell office:value-type="float" office:value="168.449683646485">
                <text:p>168.449683646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526282274144">
                <text:p>69.0526282274144</text:p>
              </table:table-cell>
              <table:table-cell office:value-type="float" office:value="194.68090179018">
                <text:p>194.68090179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7562799058097">
                <text:p>64.7562799058097</text:p>
              </table:table-cell>
              <table:table-cell office:value-type="float" office:value="137.34847119427">
                <text:p>137.34847119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.116644596928">
                <text:p>66.116644596928</text:p>
              </table:table-cell>
              <table:table-cell office:value-type="float" office:value="146.189967034633">
                <text:p>146.189967034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0377611559296">
                <text:p>70.0377611559296</text:p>
              </table:table-cell>
              <table:table-cell office:value-type="float" office:value="190.71536807354">
                <text:p>190.715368073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481875364733">
                <text:p>68.481875364733</text:p>
              </table:table-cell>
              <table:table-cell office:value-type="float" office:value="170.352329550626">
                <text:p>170.352329550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.2860528762587">
                <text:p>66.2860528762587</text:p>
              </table:table-cell>
              <table:table-cell office:value-type="float" office:value="191.279163405694">
                <text:p>191.279163405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9152116618598">
                <text:p>68.9152116618598</text:p>
              </table:table-cell>
              <table:table-cell office:value-type="float" office:value="172.930340699224">
                <text:p>172.930340699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420512815037">
                <text:p>63.420512815037</text:p>
              </table:table-cell>
              <table:table-cell office:value-type="float" office:value="134.999570948388">
                <text:p>134.999570948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6678488000619">
                <text:p>59.6678488000619</text:p>
              </table:table-cell>
              <table:table-cell office:value-type="float" office:value="126.355255679648">
                <text:p>126.3552556796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0485307533177">
                <text:p>68.0485307533177</text:p>
              </table:table-cell>
              <table:table-cell office:value-type="float" office:value="182.755815169608">
                <text:p>182.755815169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0738700860418">
                <text:p>66.0738700860418</text:p>
              </table:table-cell>
              <table:table-cell office:value-type="float" office:value="162.949944756918">
                <text:p>162.9499447569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0117844254731">
                <text:p>60.0117844254731</text:p>
              </table:table-cell>
              <table:table-cell office:value-type="float" office:value="109.049629540284">
                <text:p>109.049629540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521505114177">
                <text:p>66.2521505114177</text:p>
              </table:table-cell>
              <table:table-cell office:value-type="float" office:value="170.109499628414">
                <text:p>170.109499628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396830471111">
                <text:p>60.396830471111</text:p>
              </table:table-cell>
              <table:table-cell office:value-type="float" office:value="112.882706758414">
                <text:p>112.882706758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2777113817982">
                <text:p>62.2777113817982</text:p>
              </table:table-cell>
              <table:table-cell office:value-type="float" office:value="144.235252906176">
                <text:p>144.235252906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3032330596564">
                <text:p>68.3032330596564</text:p>
              </table:table-cell>
              <table:table-cell office:value-type="float" office:value="167.999553483597">
                <text:p>167.99955348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1141556115706">
                <text:p>66.1141556115706</text:p>
              </table:table-cell>
              <table:table-cell office:value-type="float" office:value="158.953933508482">
                <text:p>158.953933508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481420066797">
                <text:p>59.481420066797</text:p>
              </table:table-cell>
              <table:table-cell office:value-type="float" office:value="108.895812844617">
                <text:p>108.895812844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.5814065482242">
                <text:p>63.5814065482242</text:p>
              </table:table-cell>
              <table:table-cell office:value-type="float" office:value="138.229396222889">
                <text:p>138.229396222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49272973975">
                <text:p>67.449272973975</text:p>
              </table:table-cell>
              <table:table-cell office:value-type="float" office:value="170.830353595279">
                <text:p>170.830353595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3300644834237">
                <text:p>71.3300644834237</text:p>
              </table:table-cell>
              <table:table-cell office:value-type="float" office:value="205.815358424294">
                <text:p>205.815358424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611985368161">
                <text:p>73.611985368161</text:p>
              </table:table-cell>
              <table:table-cell office:value-type="float" office:value="236.780537487324">
                <text:p>236.780537487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4981690383316">
                <text:p>65.4981690383316</text:p>
              </table:table-cell>
              <table:table-cell office:value-type="float" office:value="132.30801122843">
                <text:p>132.30801122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.2583509652557">
                <text:p>63.2583509652557</text:p>
              </table:table-cell>
              <table:table-cell office:value-type="float" office:value="124.217167528261">
                <text:p>124.217167528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1637280851813">
                <text:p>66.1637280851813</text:p>
              </table:table-cell>
              <table:table-cell office:value-type="float" office:value="138.032075185304">
                <text:p>138.032075185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097591005028">
                <text:p>63.9097591005028</text:p>
              </table:table-cell>
              <table:table-cell office:value-type="float" office:value="131.560483537676">
                <text:p>131.560483537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4645502964371">
                <text:p>64.4645502964371</text:p>
              </table:table-cell>
              <table:table-cell office:value-type="float" office:value="157.310480696028">
                <text:p>157.31048069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8103172829116">
                <text:p>56.8103172829116</text:p>
              </table:table-cell>
              <table:table-cell office:value-type="float" office:value="84.1706947685606">
                <text:p>84.1706947685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6803962691179">
                <text:p>70.6803962691179</text:p>
              </table:table-cell>
              <table:table-cell office:value-type="float" office:value="199.508656245495">
                <text:p>199.508656245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988090122599">
                <text:p>64.988090122599</text:p>
              </table:table-cell>
              <table:table-cell office:value-type="float" office:value="169.409645165324">
                <text:p>169.409645165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7607442096268">
                <text:p>62.7607442096268</text:p>
              </table:table-cell>
              <table:table-cell office:value-type="float" office:value="134.128284769777">
                <text:p>134.128284769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.4275869144579">
                <text:p>65.4275869144579</text:p>
              </table:table-cell>
              <table:table-cell office:value-type="float" office:value="143.336330917209">
                <text:p>143.336330917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.4304688231764">
                <text:p>72.4304688231764</text:p>
              </table:table-cell>
              <table:table-cell office:value-type="float" office:value="189.179011191401">
                <text:p>189.179011191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2274450523167">
                <text:p>67.2274450523167</text:p>
              </table:table-cell>
              <table:table-cell office:value-type="float" office:value="182.546137959834">
                <text:p>182.546137959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3150453482763">
                <text:p>60.3150453482763</text:p>
              </table:table-cell>
              <table:table-cell office:value-type="float" office:value="111.974874107803">
                <text:p>111.974874107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6408569467034">
                <text:p>64.6408569467034</text:p>
              </table:table-cell>
              <table:table-cell office:value-type="float" office:value="119.32933018666">
                <text:p>119.32933018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8176552663779">
                <text:p>61.8176552663779</text:p>
              </table:table-cell>
              <table:table-cell office:value-type="float" office:value="121.615000159206">
                <text:p>121.615000159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1845576397817">
                <text:p>71.1845576397817</text:p>
              </table:table-cell>
              <table:table-cell office:value-type="float" office:value="200.837100922882">
                <text:p>200.837100922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.8873234452573">
                <text:p>66.8873234452573</text:p>
              </table:table-cell>
              <table:table-cell office:value-type="float" office:value="162.872453448311">
                <text:p>162.872453448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6051458474554">
                <text:p>71.6051458474554</text:p>
              </table:table-cell>
              <table:table-cell office:value-type="float" office:value="192.427913613357">
                <text:p>192.427913613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.4351749033072">
                <text:p>71.4351749033072</text:p>
              </table:table-cell>
              <table:table-cell office:value-type="float" office:value="213.337773308762">
                <text:p>213.337773308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.8656161119303">
                <text:p>70.8656161119303</text:p>
              </table:table-cell>
              <table:table-cell office:value-type="float" office:value="214.981393879642">
                <text:p>214.981393879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4994406951495">
                <text:p>68.4994406951495</text:p>
              </table:table-cell>
              <table:table-cell office:value-type="float" office:value="184.660637079457">
                <text:p>184.660637079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.1640798477115">
                <text:p>73.1640798477115</text:p>
              </table:table-cell>
              <table:table-cell office:value-type="float" office:value="213.509492257167">
                <text:p>213.5094922571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.1794982498071">
                <text:p>63.1794982498071</text:p>
              </table:table-cell>
              <table:table-cell office:value-type="float" office:value="141.266099582434">
                <text:p>141.266099582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.5250911236378">
                <text:p>61.5250911236378</text:p>
              </table:table-cell>
              <table:table-cell office:value-type="float" office:value="133.528507704123">
                <text:p>133.528507704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0438666249045">
                <text:p>69.0438666249045</text:p>
              </table:table-cell>
              <table:table-cell office:value-type="float" office:value="181.377015019601">
                <text:p>181.3770150196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8969915133392">
                <text:p>66.8969915133392</text:p>
              </table:table-cell>
              <table:table-cell office:value-type="float" office:value="177.573446455673">
                <text:p>177.573446455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.005429002183">
                <text:p>68.005429002183</text:p>
              </table:table-cell>
              <table:table-cell office:value-type="float" office:value="194.754189235412">
                <text:p>194.754189235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.5316570524766">
                <text:p>67.5316570524766</text:p>
              </table:table-cell>
              <table:table-cell office:value-type="float" office:value="164.004352795121">
                <text:p>164.004352795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4082732512145">
                <text:p>64.4082732512145</text:p>
              </table:table-cell>
              <table:table-cell office:value-type="float" office:value="154.641041608773">
                <text:p>154.641041608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5819746301437">
                <text:p>61.5819746301437</text:p>
              </table:table-cell>
              <table:table-cell office:value-type="float" office:value="140.585717556394">
                <text:p>140.585717556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.4709873791619">
                <text:p>69.4709873791619</text:p>
              </table:table-cell>
              <table:table-cell office:value-type="float" office:value="178.981463730448">
                <text:p>178.981463730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2874422639476">
                <text:p>66.2874422639476</text:p>
              </table:table-cell>
              <table:table-cell office:value-type="float" office:value="168.905571923085">
                <text:p>168.905571923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54451927654">
                <text:p>65.8254451927654</text:p>
              </table:table-cell>
              <table:table-cell office:value-type="float" office:value="156.804215038989">
                <text:p>156.804215038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.5608284830163">
                <text:p>64.5608284830163</text:p>
              </table:table-cell>
              <table:table-cell office:value-type="float" office:value="161.889769141679">
                <text:p>161.889769141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5563984334083">
                <text:p>64.5563984334083</text:p>
              </table:table-cell>
              <table:table-cell office:value-type="float" office:value="146.411541695103">
                <text:p>146.411541695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1929614495965">
                <text:p>71.1929614495965</text:p>
              </table:table-cell>
              <table:table-cell office:value-type="float" office:value="206.196180056506">
                <text:p>206.196180056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7371834718755">
                <text:p>56.7371834718755</text:p>
              </table:table-cell>
              <table:table-cell office:value-type="float" office:value="91.6054372300519">
                <text:p>91.6054372300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.8904252076047">
                <text:p>64.8904252076047</text:p>
              </table:table-cell>
              <table:table-cell office:value-type="float" office:value="157.249289180483">
                <text:p>157.24928918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3515413194102">
                <text:p>66.3515413194102</text:p>
              </table:table-cell>
              <table:table-cell office:value-type="float" office:value="171.963792430396">
                <text:p>171.963792430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.0937129470602">
                <text:p>66.0937129470602</text:p>
              </table:table-cell>
              <table:table-cell office:value-type="float" office:value="131.150114364033">
                <text:p>131.150114364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.1176573779058">
                <text:p>69.1176573779058</text:p>
              </table:table-cell>
              <table:table-cell office:value-type="float" office:value="197.491802106448">
                <text:p>197.491802106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5976629480473">
                <text:p>72.5976629480473</text:p>
              </table:table-cell>
              <table:table-cell office:value-type="float" office:value="205.095540164959">
                <text:p>205.095540164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.705557795015">
                <text:p>64.705557795015</text:p>
              </table:table-cell>
              <table:table-cell office:value-type="float" office:value="147.951506893112">
                <text:p>147.951506893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3417048328623">
                <text:p>64.3417048328623</text:p>
              </table:table-cell>
              <table:table-cell office:value-type="float" office:value="138.297275974031">
                <text:p>138.297275974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0600117405822">
                <text:p>65.0600117405822</text:p>
              </table:table-cell>
              <table:table-cell office:value-type="float" office:value="144.758964434927">
                <text:p>144.758964434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3387376279613">
                <text:p>69.3387376279613</text:p>
              </table:table-cell>
              <table:table-cell office:value-type="float" office:value="191.445654280964">
                <text:p>191.4456542809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6358440193902">
                <text:p>62.6358440193902</text:p>
              </table:table-cell>
              <table:table-cell office:value-type="float" office:value="134.418862222534">
                <text:p>134.418862222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.4048818826678">
                <text:p>65.4048818826678</text:p>
              </table:table-cell>
              <table:table-cell office:value-type="float" office:value="144.025941163566">
                <text:p>144.025941163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.6128111159306">
                <text:p>63.6128111159306</text:p>
              </table:table-cell>
              <table:table-cell office:value-type="float" office:value="155.433246561107">
                <text:p>155.433246561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6798736853237">
                <text:p>68.6798736853237</text:p>
              </table:table-cell>
              <table:table-cell office:value-type="float" office:value="196.151622823601">
                <text:p>196.151622823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6402661925309">
                <text:p>60.6402661925309</text:p>
              </table:table-cell>
              <table:table-cell office:value-type="float" office:value="118.136726961146">
                <text:p>118.136726961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630680329135">
                <text:p>62.1630680329135</text:p>
              </table:table-cell>
              <table:table-cell office:value-type="float" office:value="108.250636306234">
                <text:p>108.250636306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.4670652353147">
                <text:p>64.4670652353147</text:p>
              </table:table-cell>
              <table:table-cell office:value-type="float" office:value="143.663382287202">
                <text:p>143.663382287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076541653466">
                <text:p>61.076541653466</text:p>
              </table:table-cell>
              <table:table-cell office:value-type="float" office:value="131.336443521465">
                <text:p>131.336443521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7109383642151">
                <text:p>70.7109383642151</text:p>
              </table:table-cell>
              <table:table-cell office:value-type="float" office:value="202.067981453202">
                <text:p>202.0679814532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0150135779691">
                <text:p>62.0150135779691</text:p>
              </table:table-cell>
              <table:table-cell office:value-type="float" office:value="121.239436200904">
                <text:p>121.239436200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2451658543593">
                <text:p>66.2451658543593</text:p>
              </table:table-cell>
              <table:table-cell office:value-type="float" office:value="165.61655605684">
                <text:p>165.6165560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3333723850573">
                <text:p>60.3333723850573</text:p>
              </table:table-cell>
              <table:table-cell office:value-type="float" office:value="102.256837788828">
                <text:p>102.2568377888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.3602162272904">
                <text:p>65.3602162272904</text:p>
              </table:table-cell>
              <table:table-cell office:value-type="float" office:value="143.894032847717">
                <text:p>143.894032847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.413107337428">
                <text:p>59.413107337428</text:p>
              </table:table-cell>
              <table:table-cell office:value-type="float" office:value="103.386161328921">
                <text:p>103.386161328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7943025458134">
                <text:p>70.7943025458134</text:p>
              </table:table-cell>
              <table:table-cell office:value-type="float" office:value="202.890757825725">
                <text:p>202.890757825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6232920305636">
                <text:p>64.6232920305636</text:p>
              </table:table-cell>
              <table:table-cell office:value-type="float" office:value="134.611015330786">
                <text:p>134.611015330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752197577819">
                <text:p>70.752197577819</text:p>
              </table:table-cell>
              <table:table-cell office:value-type="float" office:value="206.378365532734">
                <text:p>206.378365532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.4275147301254">
                <text:p>67.4275147301254</text:p>
              </table:table-cell>
              <table:table-cell office:value-type="float" office:value="177.115331747636">
                <text:p>177.115331747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9464715465173">
                <text:p>65.9464715465173</text:p>
              </table:table-cell>
              <table:table-cell office:value-type="float" office:value="161.686807461074">
                <text:p>161.686807461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7703629870608">
                <text:p>63.7703629870608</text:p>
              </table:table-cell>
              <table:table-cell office:value-type="float" office:value="161.002115230281">
                <text:p>161.0021152302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2793754624535">
                <text:p>62.2793754624535</text:p>
              </table:table-cell>
              <table:table-cell office:value-type="float" office:value="111.441580151341">
                <text:p>111.441580151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.9059322950369">
                <text:p>67.9059322950369</text:p>
              </table:table-cell>
              <table:table-cell office:value-type="float" office:value="174.086727116819">
                <text:p>174.0867271168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.8995280524548">
                <text:p>62.8995280524548</text:p>
              </table:table-cell>
              <table:table-cell office:value-type="float" office:value="117.422674731288">
                <text:p>117.4226747312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.4852135129936">
                <text:p>68.4852135129936</text:p>
              </table:table-cell>
              <table:table-cell office:value-type="float" office:value="184.657139958437">
                <text:p>184.657139958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1453807924175">
                <text:p>65.1453807924175</text:p>
              </table:table-cell>
              <table:table-cell office:value-type="float" office:value="138.422641654877">
                <text:p>138.4226416548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7705094932964">
                <text:p>67.7705094932964</text:p>
              </table:table-cell>
              <table:table-cell office:value-type="float" office:value="166.779502140496">
                <text:p>166.779502140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1965802854446">
                <text:p>70.1965802854446</text:p>
              </table:table-cell>
              <table:table-cell office:value-type="float" office:value="194.699193524582">
                <text:p>194.699193524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3347712202818">
                <text:p>63.3347712202818</text:p>
              </table:table-cell>
              <table:table-cell office:value-type="float" office:value="151.891617144402">
                <text:p>151.891617144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9291250844694">
                <text:p>70.9291250844694</text:p>
              </table:table-cell>
              <table:table-cell office:value-type="float" office:value="203.370463215939">
                <text:p>203.370463215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560104631177">
                <text:p>66.560104631177</text:p>
              </table:table-cell>
              <table:table-cell office:value-type="float" office:value="164.963433682578">
                <text:p>164.963433682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9661922096248">
                <text:p>64.9661922096248</text:p>
              </table:table-cell>
              <table:table-cell office:value-type="float" office:value="147.356066028461">
                <text:p>147.356066028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8689541127261">
                <text:p>67.8689541127261</text:p>
              </table:table-cell>
              <table:table-cell office:value-type="float" office:value="147.865625304535">
                <text:p>147.8656253045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9169992927485">
                <text:p>61.9169992927485</text:p>
              </table:table-cell>
              <table:table-cell office:value-type="float" office:value="126.87844940085">
                <text:p>126.87844940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5958321642372">
                <text:p>71.5958321642372</text:p>
              </table:table-cell>
              <table:table-cell office:value-type="float" office:value="196.672556535149">
                <text:p>196.672556535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0828652967109">
                <text:p>64.0828652967109</text:p>
              </table:table-cell>
              <table:table-cell office:value-type="float" office:value="133.451352646078">
                <text:p>133.451352646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6056316088103">
                <text:p>59.6056316088103</text:p>
              </table:table-cell>
              <table:table-cell office:value-type="float" office:value="109.391842484274">
                <text:p>109.391842484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100516080586">
                <text:p>61.100516080586</text:p>
              </table:table-cell>
              <table:table-cell office:value-type="float" office:value="114.955814222543">
                <text:p>114.955814222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1220063070153">
                <text:p>73.1220063070153</text:p>
              </table:table-cell>
              <table:table-cell office:value-type="float" office:value="206.897643984916">
                <text:p>206.897643984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.264717279885">
                <text:p>67.264717279885</text:p>
              </table:table-cell>
              <table:table-cell office:value-type="float" office:value="179.0066045992">
                <text:p>179.0066045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5322532839863">
                <text:p>62.5322532839863</text:p>
              </table:table-cell>
              <table:table-cell office:value-type="float" office:value="168.15332621989">
                <text:p>168.153326219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0747755144427">
                <text:p>72.0747755144427</text:p>
              </table:table-cell>
              <table:table-cell office:value-type="float" office:value="195.046634080451">
                <text:p>195.0466340804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.5617507293083">
                <text:p>68.5617507293083</text:p>
              </table:table-cell>
              <table:table-cell office:value-type="float" office:value="172.195363687745">
                <text:p>172.195363687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.3422088539265">
                <text:p>66.3422088539265</text:p>
              </table:table-cell>
              <table:table-cell office:value-type="float" office:value="165.699391787903">
                <text:p>165.699391787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953152272514">
                <text:p>73.8953152272514</text:p>
              </table:table-cell>
              <table:table-cell office:value-type="float" office:value="208.037702066837">
                <text:p>208.037702066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6304119764382">
                <text:p>56.6304119764382</text:p>
              </table:table-cell>
              <table:table-cell office:value-type="float" office:value="89.480480272958">
                <text:p>89.480480272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7072240809875">
                <text:p>72.7072240809875</text:p>
              </table:table-cell>
              <table:table-cell office:value-type="float" office:value="204.365103834944">
                <text:p>204.365103834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47030446666">
                <text:p>69.47030446666</text:p>
              </table:table-cell>
              <table:table-cell office:value-type="float" office:value="183.295606263358">
                <text:p>183.295606263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6736434092637">
                <text:p>65.6736434092637</text:p>
              </table:table-cell>
              <table:table-cell office:value-type="float" office:value="170.062794097362">
                <text:p>170.0627940973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5880784104178">
                <text:p>64.5880784104178</text:p>
              </table:table-cell>
              <table:table-cell office:value-type="float" office:value="129.393176124176">
                <text:p>129.39317612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1107246030827">
                <text:p>61.1107246030827</text:p>
              </table:table-cell>
              <table:table-cell office:value-type="float" office:value="123.386296199673">
                <text:p>123.386296199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5023980440946">
                <text:p>70.5023980440946</text:p>
              </table:table-cell>
              <table:table-cell office:value-type="float" office:value="172.985777146208">
                <text:p>172.985777146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.901808661601">
                <text:p>67.901808661601</text:p>
              </table:table-cell>
              <table:table-cell office:value-type="float" office:value="170.846760280748">
                <text:p>170.846760280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6125139624813">
                <text:p>67.6125139624813</text:p>
              </table:table-cell>
              <table:table-cell office:value-type="float" office:value="157.760811230146">
                <text:p>157.760811230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1419596757263">
                <text:p>64.1419596757263</text:p>
              </table:table-cell>
              <table:table-cell office:value-type="float" office:value="144.071684423605">
                <text:p>144.071684423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532862779695">
                <text:p>64.532862779695</text:p>
              </table:table-cell>
              <table:table-cell office:value-type="float" office:value="148.206743267389">
                <text:p>148.2067432673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2292600252637">
                <text:p>66.2292600252637</text:p>
              </table:table-cell>
              <table:table-cell office:value-type="float" office:value="169.101686826467">
                <text:p>169.1016868264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3004277741934">
                <text:p>69.3004277741934</text:p>
              </table:table-cell>
              <table:table-cell office:value-type="float" office:value="185.187969769128">
                <text:p>185.187969769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8992039506227">
                <text:p>69.8992039506227</text:p>
              </table:table-cell>
              <table:table-cell office:value-type="float" office:value="191.412231132701">
                <text:p>191.4122311327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227847321693">
                <text:p>72.1227847321693</text:p>
              </table:table-cell>
              <table:table-cell office:value-type="float" office:value="200.907146122523">
                <text:p>200.907146122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1414415988235">
                <text:p>60.1414415988235</text:p>
              </table:table-cell>
              <table:table-cell office:value-type="float" office:value="110.837854703141">
                <text:p>110.8378547031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890956635457">
                <text:p>71.0890956635457</text:p>
              </table:table-cell>
              <table:table-cell office:value-type="float" office:value="188.116045768091">
                <text:p>188.116045768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3880066376365">
                <text:p>66.3880066376365</text:p>
              </table:table-cell>
              <table:table-cell office:value-type="float" office:value="159.376926005903">
                <text:p>159.3769260059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4637646915818">
                <text:p>71.4637646915818</text:p>
              </table:table-cell>
              <table:table-cell office:value-type="float" office:value="207.768534974947">
                <text:p>207.768534974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0354898793316">
                <text:p>61.0354898793316</text:p>
              </table:table-cell>
              <table:table-cell office:value-type="float" office:value="111.326962428825">
                <text:p>111.326962428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6402901079882">
                <text:p>67.6402901079882</text:p>
              </table:table-cell>
              <table:table-cell office:value-type="float" office:value="186.935279969432">
                <text:p>186.935279969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2143488490394">
                <text:p>61.2143488490394</text:p>
              </table:table-cell>
              <table:table-cell office:value-type="float" office:value="112.915208906285">
                <text:p>112.9152089062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2938285155084">
                <text:p>62.2938285155084</text:p>
              </table:table-cell>
              <table:table-cell office:value-type="float" office:value="133.020435422027">
                <text:p>133.020435422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.7742374037153">
                <text:p>64.7742374037153</text:p>
              </table:table-cell>
              <table:table-cell office:value-type="float" office:value="182.589844094188">
                <text:p>182.589844094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.3397249536015">
                <text:p>65.3397249536015</text:p>
              </table:table-cell>
              <table:table-cell office:value-type="float" office:value="161.431657506077">
                <text:p>161.4316575060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.1447609508474">
                <text:p>68.1447609508474</text:p>
              </table:table-cell>
              <table:table-cell office:value-type="float" office:value="181.265824807129">
                <text:p>181.2658248071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.8066858300476">
                <text:p>64.8066858300476</text:p>
              </table:table-cell>
              <table:table-cell office:value-type="float" office:value="138.485217717169">
                <text:p>138.485217717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316001185165">
                <text:p>60.6316001185165</text:p>
              </table:table-cell>
              <table:table-cell office:value-type="float" office:value="109.719696252994">
                <text:p>109.719696252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3532087785568">
                <text:p>71.3532087785568</text:p>
              </table:table-cell>
              <table:table-cell office:value-type="float" office:value="209.309880125881">
                <text:p>209.309880125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.5241003129209">
                <text:p>69.5241003129209</text:p>
              </table:table-cell>
              <table:table-cell office:value-type="float" office:value="184.109730174762">
                <text:p>184.109730174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.8099015736912">
                <text:p>69.8099015736912</text:p>
              </table:table-cell>
              <table:table-cell office:value-type="float" office:value="204.426598301005">
                <text:p>204.426598301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.3932285352018">
                <text:p>67.3932285352018</text:p>
              </table:table-cell>
              <table:table-cell office:value-type="float" office:value="185.556555102052">
                <text:p>185.556555102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7830427504241">
                <text:p>63.7830427504241</text:p>
              </table:table-cell>
              <table:table-cell office:value-type="float" office:value="149.344027647034">
                <text:p>149.344027647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.5383087679076">
                <text:p>67.5383087679076</text:p>
              </table:table-cell>
              <table:table-cell office:value-type="float" office:value="181.865044346081">
                <text:p>181.8650443460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.2657235226031">
                <text:p>68.2657235226031</text:p>
              </table:table-cell>
              <table:table-cell office:value-type="float" office:value="184.988497969991">
                <text:p>184.988497969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4245096594727">
                <text:p>73.4245096594727</text:p>
              </table:table-cell>
              <table:table-cell office:value-type="float" office:value="220.207660219683">
                <text:p>220.207660219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4851647256286">
                <text:p>64.4851647256286</text:p>
              </table:table-cell>
              <table:table-cell office:value-type="float" office:value="150.402898695227">
                <text:p>150.402898695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1291910263217">
                <text:p>65.1291910263217</text:p>
              </table:table-cell>
              <table:table-cell office:value-type="float" office:value="156.90163744997">
                <text:p>156.90163744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3659022452799">
                <text:p>66.3659022452799</text:p>
              </table:table-cell>
              <table:table-cell office:value-type="float" office:value="137.287606985786">
                <text:p>137.2876069857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.8913457092014">
                <text:p>68.8913457092014</text:p>
              </table:table-cell>
              <table:table-cell office:value-type="float" office:value="191.881403466871">
                <text:p>191.8814034668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9586661236777">
                <text:p>60.9586661236777</text:p>
              </table:table-cell>
              <table:table-cell office:value-type="float" office:value="123.157813951721">
                <text:p>123.157813951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.8140524727739">
                <text:p>74.8140524727739</text:p>
              </table:table-cell>
              <table:table-cell office:value-type="float" office:value="232.209377348429">
                <text:p>232.209377348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.7134907568074">
                <text:p>72.7134907568074</text:p>
              </table:table-cell>
              <table:table-cell office:value-type="float" office:value="207.459681732912">
                <text:p>207.459681732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4929339594115">
                <text:p>76.4929339594115</text:p>
              </table:table-cell>
              <table:table-cell office:value-type="float" office:value="227.139295974484">
                <text:p>227.1392959744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5234715140073">
                <text:p>62.5234715140073</text:p>
              </table:table-cell>
              <table:table-cell office:value-type="float" office:value="136.256130006244">
                <text:p>136.2561300062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4785671582295">
                <text:p>64.4785671582295</text:p>
              </table:table-cell>
              <table:table-cell office:value-type="float" office:value="151.886705673811">
                <text:p>151.88670567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6515242841932">
                <text:p>71.6515242841932</text:p>
              </table:table-cell>
              <table:table-cell office:value-type="float" office:value="184.98181425035">
                <text:p>184.98181425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.204481018529">
                <text:p>65.204481018529</text:p>
              </table:table-cell>
              <table:table-cell office:value-type="float" office:value="143.563339319018">
                <text:p>143.563339319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.4868238954174">
                <text:p>67.4868238954174</text:p>
              </table:table-cell>
              <table:table-cell office:value-type="float" office:value="164.295241252612">
                <text:p>164.295241252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.8138900127919">
                <text:p>70.8138900127919</text:p>
              </table:table-cell>
              <table:table-cell office:value-type="float" office:value="196.348029154279">
                <text:p>196.348029154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8565390825337">
                <text:p>67.8565390825337</text:p>
              </table:table-cell>
              <table:table-cell office:value-type="float" office:value="191.710332303504">
                <text:p>191.710332303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.3168859887127">
                <text:p>66.3168859887127</text:p>
              </table:table-cell>
              <table:table-cell office:value-type="float" office:value="144.666403662957">
                <text:p>144.666403662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2547466299895">
                <text:p>63.2547466299895</text:p>
              </table:table-cell>
              <table:table-cell office:value-type="float" office:value="126.637594952235">
                <text:p>126.6375949522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1366968657054">
                <text:p>71.1366968657054</text:p>
              </table:table-cell>
              <table:table-cell office:value-type="float" office:value="191.317269283196">
                <text:p>191.317269283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.1791976790722">
                <text:p>68.1791976790722</text:p>
              </table:table-cell>
              <table:table-cell office:value-type="float" office:value="170.541400967346">
                <text:p>170.5414009673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1460814235521">
                <text:p>65.1460814235521</text:p>
              </table:table-cell>
              <table:table-cell office:value-type="float" office:value="138.384175573881">
                <text:p>138.3841755738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.7357322605432">
                <text:p>64.7357322605432</text:p>
              </table:table-cell>
              <table:table-cell office:value-type="float" office:value="132.594245447223">
                <text:p>132.594245447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.2618238759931">
                <text:p>67.2618238759931</text:p>
              </table:table-cell>
              <table:table-cell office:value-type="float" office:value="162.305549313408">
                <text:p>162.305549313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.5858203774355">
                <text:p>60.5858203774355</text:p>
              </table:table-cell>
              <table:table-cell office:value-type="float" office:value="112.599493992172">
                <text:p>112.5994939921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.3717836935412">
                <text:p>68.3717836935412</text:p>
              </table:table-cell>
              <table:table-cell office:value-type="float" office:value="188.427798427743">
                <text:p>188.4277984277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.8445640844681">
                <text:p>69.8445640844681</text:p>
              </table:table-cell>
              <table:table-cell office:value-type="float" office:value="198.630278194117">
                <text:p>198.6302781941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.5633590016224">
                <text:p>65.5633590016224</text:p>
              </table:table-cell>
              <table:table-cell office:value-type="float" office:value="141.291784270822">
                <text:p>141.2917842708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.1108212336824">
                <text:p>64.1108212336824</text:p>
              </table:table-cell>
              <table:table-cell office:value-type="float" office:value="139.245503319972">
                <text:p>139.2455033199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392446023182">
                <text:p>62.8392446023182</text:p>
              </table:table-cell>
              <table:table-cell office:value-type="float" office:value="138.52209887642">
                <text:p>138.522098876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.3311500917703">
                <text:p>68.3311500917703</text:p>
              </table:table-cell>
              <table:table-cell office:value-type="float" office:value="197.756770319413">
                <text:p>197.756770319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.7059047988235">
                <text:p>66.7059047988235</text:p>
              </table:table-cell>
              <table:table-cell office:value-type="float" office:value="159.696170551903">
                <text:p>159.696170551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9463010370476">
                <text:p>66.9463010370476</text:p>
              </table:table-cell>
              <table:table-cell office:value-type="float" office:value="174.166587147448">
                <text:p>174.1665871474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9056469656532">
                <text:p>63.9056469656532</text:p>
              </table:table-cell>
              <table:table-cell office:value-type="float" office:value="169.079129369228">
                <text:p>169.079129369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4530798783529">
                <text:p>64.4530798783529</text:p>
              </table:table-cell>
              <table:table-cell office:value-type="float" office:value="134.550509213021">
                <text:p>134.550509213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.8426788279609">
                <text:p>76.8426788279609</text:p>
              </table:table-cell>
              <table:table-cell office:value-type="float" office:value="211.724166456081">
                <text:p>211.7241664560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3083009668332">
                <text:p>62.3083009668332</text:p>
              </table:table-cell>
              <table:table-cell office:value-type="float" office:value="120.671009456357">
                <text:p>120.6710094563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2009946946584">
                <text:p>61.2009946946584</text:p>
              </table:table-cell>
              <table:table-cell office:value-type="float" office:value="115.901128847343">
                <text:p>115.901128847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704358519924">
                <text:p>64.704358519924</text:p>
              </table:table-cell>
              <table:table-cell office:value-type="float" office:value="152.580008937117">
                <text:p>152.5800089371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4226467871166">
                <text:p>63.4226467871166</text:p>
              </table:table-cell>
              <table:table-cell office:value-type="float" office:value="138.42795561462">
                <text:p>138.427955614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2466719555024">
                <text:p>64.2466719555024</text:p>
              </table:table-cell>
              <table:table-cell office:value-type="float" office:value="145.028015212802">
                <text:p>145.028015212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8211556438604">
                <text:p>64.8211556438604</text:p>
              </table:table-cell>
              <table:table-cell office:value-type="float" office:value="158.877273572478">
                <text:p>158.8772735724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3683107754827">
                <text:p>63.3683107754827</text:p>
              </table:table-cell>
              <table:table-cell office:value-type="float" office:value="149.115504777396">
                <text:p>149.1155047773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7263939399942">
                <text:p>62.7263939399942</text:p>
              </table:table-cell>
              <table:table-cell office:value-type="float" office:value="132.576224269357">
                <text:p>132.5762242693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.5904060416654">
                <text:p>68.5904060416654</text:p>
              </table:table-cell>
              <table:table-cell office:value-type="float" office:value="176.843079926229">
                <text:p>176.8430799262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3872831579007">
                <text:p>66.3872831579007</text:p>
              </table:table-cell>
              <table:table-cell office:value-type="float" office:value="144.95550719842">
                <text:p>144.95550719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.5104101560048">
                <text:p>70.5104101560048</text:p>
              </table:table-cell>
              <table:table-cell office:value-type="float" office:value="174.884884359253">
                <text:p>174.884884359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5964554204545">
                <text:p>63.5964554204545</text:p>
              </table:table-cell>
              <table:table-cell office:value-type="float" office:value="144.591922421247">
                <text:p>144.59192242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6.3145767354902">
                <text:p>66.3145767354902</text:p>
              </table:table-cell>
              <table:table-cell office:value-type="float" office:value="148.265730183655">
                <text:p>148.2657301836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.29150846491">
                <text:p>73.29150846491</text:p>
              </table:table-cell>
              <table:table-cell office:value-type="float" office:value="228.558785151439">
                <text:p>228.558785151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7138727887894">
                <text:p>67.7138727887894</text:p>
              </table:table-cell>
              <table:table-cell office:value-type="float" office:value="163.334449922777">
                <text:p>163.334449922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76900041191">
                <text:p>62.6176900041191</text:p>
              </table:table-cell>
              <table:table-cell office:value-type="float" office:value="138.082482281735">
                <text:p>138.0824822817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0342403404518">
                <text:p>63.0342403404518</text:p>
              </table:table-cell>
              <table:table-cell office:value-type="float" office:value="131.970135026466">
                <text:p>131.970135026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.011160640682">
                <text:p>69.011160640682</text:p>
              </table:table-cell>
              <table:table-cell office:value-type="float" office:value="191.026743469822">
                <text:p>191.026743469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691597577465">
                <text:p>70.691597577465</text:p>
              </table:table-cell>
              <table:table-cell office:value-type="float" office:value="184.689522521487">
                <text:p>184.6895225214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.9691868291836">
                <text:p>67.9691868291836</text:p>
              </table:table-cell>
              <table:table-cell office:value-type="float" office:value="168.166431454186">
                <text:p>168.1664314541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3107984316976">
                <text:p>61.3107984316976</text:p>
              </table:table-cell>
              <table:table-cell office:value-type="float" office:value="150.316448600407">
                <text:p>150.316448600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.7350902197">
                <text:p>61.7350902197</text:p>
              </table:table-cell>
              <table:table-cell office:value-type="float" office:value="107.866872355221">
                <text:p>107.866872355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7.407614960974">
                <text:p>67.407614960974</text:p>
              </table:table-cell>
              <table:table-cell office:value-type="float" office:value="162.822942442544">
                <text:p>162.8229424425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6791496982697">
                <text:p>69.6791496982697</text:p>
              </table:table-cell>
              <table:table-cell office:value-type="float" office:value="203.317012295753">
                <text:p>203.3170122957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5694742826729">
                <text:p>61.5694742826729</text:p>
              </table:table-cell>
              <table:table-cell office:value-type="float" office:value="128.53931129318">
                <text:p>128.53931129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.542808179959">
                <text:p>71.542808179959</text:p>
              </table:table-cell>
              <table:table-cell office:value-type="float" office:value="212.443510123348">
                <text:p>212.443510123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6091049416397">
                <text:p>67.6091049416397</text:p>
              </table:table-cell>
              <table:table-cell office:value-type="float" office:value="174.36418237859">
                <text:p>174.36418237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0144282335004">
                <text:p>66.0144282335004</text:p>
              </table:table-cell>
              <table:table-cell office:value-type="float" office:value="184.461811520982">
                <text:p>184.461811520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907736687617">
                <text:p>70.907736687617</text:p>
              </table:table-cell>
              <table:table-cell office:value-type="float" office:value="197.216551955857">
                <text:p>197.216551955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.4990773904988">
                <text:p>59.4990773904988</text:p>
              </table:table-cell>
              <table:table-cell office:value-type="float" office:value="128.915658582563">
                <text:p>128.915658582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.9812103654571">
                <text:p>61.9812103654571</text:p>
              </table:table-cell>
              <table:table-cell office:value-type="float" office:value="118.821493236688">
                <text:p>118.8214932366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4.6189809754171">
                <text:p>64.6189809754171</text:p>
              </table:table-cell>
              <table:table-cell office:value-type="float" office:value="119.681095103857">
                <text:p>119.6810951038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8344907670014">
                <text:p>63.8344907670014</text:p>
              </table:table-cell>
              <table:table-cell office:value-type="float" office:value="133.776896651513">
                <text:p>133.7768966515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75797031241">
                <text:p>67.75797031241</text:p>
              </table:table-cell>
              <table:table-cell office:value-type="float" office:value="148.490398568957">
                <text:p>148.490398568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.7136084316278">
                <text:p>65.7136084316278</text:p>
              </table:table-cell>
              <table:table-cell office:value-type="float" office:value="167.828760290252">
                <text:p>167.8287602902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2444455670418">
                <text:p>69.2444455670418</text:p>
              </table:table-cell>
              <table:table-cell office:value-type="float" office:value="175.232834842116">
                <text:p>175.232834842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2940589437949">
                <text:p>66.2940589437949</text:p>
              </table:table-cell>
              <table:table-cell office:value-type="float" office:value="153.138692653924">
                <text:p>153.1386926539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5995855731533">
                <text:p>67.5995855731533</text:p>
              </table:table-cell>
              <table:table-cell office:value-type="float" office:value="159.969308203497">
                <text:p>159.9693082034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.7145851224913">
                <text:p>66.7145851224913</text:p>
              </table:table-cell>
              <table:table-cell office:value-type="float" office:value="162.930817337045">
                <text:p>162.930817337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.2691078279205">
                <text:p>60.2691078279205</text:p>
              </table:table-cell>
              <table:table-cell office:value-type="float" office:value="126.455612757901">
                <text:p>126.4556127579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5649669292682">
                <text:p>70.5649669292682</text:p>
              </table:table-cell>
              <table:table-cell office:value-type="float" office:value="180.476287057256">
                <text:p>180.4762870572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.3073677559788">
                <text:p>61.3073677559788</text:p>
              </table:table-cell>
              <table:table-cell office:value-type="float" office:value="119.632028588423">
                <text:p>119.632028588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.8021887988608">
                <text:p>64.8021887988608</text:p>
              </table:table-cell>
              <table:table-cell office:value-type="float" office:value="159.877141996378">
                <text:p>159.877141996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5195414396373">
                <text:p>65.5195414396373</text:p>
              </table:table-cell>
              <table:table-cell office:value-type="float" office:value="178.289459153456">
                <text:p>178.289459153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4361512802665">
                <text:p>59.4361512802665</text:p>
              </table:table-cell>
              <table:table-cell office:value-type="float" office:value="111.864139742294">
                <text:p>111.8641397422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.0985913347773">
                <text:p>60.0985913347773</text:p>
              </table:table-cell>
              <table:table-cell office:value-type="float" office:value="122.744885450502">
                <text:p>122.744885450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0190781638069">
                <text:p>68.0190781638069</text:p>
              </table:table-cell>
              <table:table-cell office:value-type="float" office:value="174.265162856676">
                <text:p>174.2651628566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.1864525265963">
                <text:p>66.1864525265963</text:p>
              </table:table-cell>
              <table:table-cell office:value-type="float" office:value="156.380922966499">
                <text:p>156.380922966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.0779682795104">
                <text:p>65.0779682795104</text:p>
              </table:table-cell>
              <table:table-cell office:value-type="float" office:value="148.733153676712">
                <text:p>148.733153676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746141599963">
                <text:p>69.6746141599963</text:p>
              </table:table-cell>
              <table:table-cell office:value-type="float" office:value="177.598009109881">
                <text:p>177.598009109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.7103909924789">
                <text:p>66.7103909924789</text:p>
              </table:table-cell>
              <table:table-cell office:value-type="float" office:value="174.990111793505">
                <text:p>174.9901117935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7619166904071">
                <text:p>58.7619166904071</text:p>
              </table:table-cell>
              <table:table-cell office:value-type="float" office:value="102.455360842421">
                <text:p>102.4553608424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.1226611948796">
                <text:p>64.1226611948796</text:p>
              </table:table-cell>
              <table:table-cell office:value-type="float" office:value="141.051938228504">
                <text:p>141.051938228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3.8680599445794">
                <text:p>63.8680599445794</text:p>
              </table:table-cell>
              <table:table-cell office:value-type="float" office:value="126.834671797464">
                <text:p>126.834671797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053367544567">
                <text:p>71.053367544567</text:p>
              </table:table-cell>
              <table:table-cell office:value-type="float" office:value="212.110879184422">
                <text:p>212.110879184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.1782344074091">
                <text:p>67.1782344074091</text:p>
              </table:table-cell>
              <table:table-cell office:value-type="float" office:value="172.469625405963">
                <text:p>172.469625405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.2496161752984">
                <text:p>66.2496161752984</text:p>
              </table:table-cell>
              <table:table-cell office:value-type="float" office:value="154.857522823554">
                <text:p>154.857522823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9812065428705">
                <text:p>71.9812065428705</text:p>
              </table:table-cell>
              <table:table-cell office:value-type="float" office:value="200.437310528735">
                <text:p>200.4373105287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.637492959151">
                <text:p>64.637492959151</text:p>
              </table:table-cell>
              <table:table-cell office:value-type="float" office:value="133.379545927519">
                <text:p>133.379545927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.1796298759773">
                <text:p>64.1796298759773</text:p>
              </table:table-cell>
              <table:table-cell office:value-type="float" office:value="143.859095044246">
                <text:p>143.8590950442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5413265923868">
                <text:p>72.5413265923868</text:p>
              </table:table-cell>
              <table:table-cell office:value-type="float" office:value="213.716956783022">
                <text:p>213.716956783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.334171278339">
                <text:p>60.334171278339</text:p>
              </table:table-cell>
              <table:table-cell office:value-type="float" office:value="131.049008259448">
                <text:p>131.0490082594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3973089137367">
                <text:p>71.3973089137367</text:p>
              </table:table-cell>
              <table:table-cell office:value-type="float" office:value="198.406733806725">
                <text:p>198.406733806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3610923797426">
                <text:p>62.3610923797426</text:p>
              </table:table-cell>
              <table:table-cell office:value-type="float" office:value="148.713960108758">
                <text:p>148.7139601087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.3712696379176">
                <text:p>68.3712696379176</text:p>
              </table:table-cell>
              <table:table-cell office:value-type="float" office:value="185.536558599738">
                <text:p>185.5365585997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5596952881594">
                <text:p>72.5596952881594</text:p>
              </table:table-cell>
              <table:table-cell office:value-type="float" office:value="210.863639710134">
                <text:p>210.8636397101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7272569610009">
                <text:p>64.7272569610009</text:p>
              </table:table-cell>
              <table:table-cell office:value-type="float" office:value="169.207936994027">
                <text:p>169.207936994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8826967420196">
                <text:p>71.8826967420196</text:p>
              </table:table-cell>
              <table:table-cell office:value-type="float" office:value="207.57561358173">
                <text:p>207.57561358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.9536581615964">
                <text:p>67.9536581615964</text:p>
              </table:table-cell>
              <table:table-cell office:value-type="float" office:value="167.090125786042">
                <text:p>167.0901257860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.3162319187446">
                <text:p>66.3162319187446</text:p>
              </table:table-cell>
              <table:table-cell office:value-type="float" office:value="170.593858104457">
                <text:p>170.5938581044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1283566295392">
                <text:p>69.1283566295392</text:p>
              </table:table-cell>
              <table:table-cell office:value-type="float" office:value="184.142280775944">
                <text:p>184.1422807759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.7796703221261">
                <text:p>67.7796703221261</text:p>
              </table:table-cell>
              <table:table-cell office:value-type="float" office:value="192.199788192446">
                <text:p>192.1997881924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.3764350085399">
                <text:p>65.3764350085399</text:p>
              </table:table-cell>
              <table:table-cell office:value-type="float" office:value="152.289839453128">
                <text:p>152.2898394531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0564268450105">
                <text:p>74.0564268450105</text:p>
              </table:table-cell>
              <table:table-cell office:value-type="float" office:value="211.730517311015">
                <text:p>211.7305173110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.2762427390933">
                <text:p>64.2762427390933</text:p>
              </table:table-cell>
              <table:table-cell office:value-type="float" office:value="123.298801482061">
                <text:p>123.298801482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.7834260157113">
                <text:p>72.7834260157113</text:p>
              </table:table-cell>
              <table:table-cell office:value-type="float" office:value="200.832792228216">
                <text:p>200.832792228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.7692941952837">
                <text:p>67.7692941952837</text:p>
              </table:table-cell>
              <table:table-cell office:value-type="float" office:value="170.296762912926">
                <text:p>170.2967629129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1960203776221">
                <text:p>62.1960203776221</text:p>
              </table:table-cell>
              <table:table-cell office:value-type="float" office:value="124.157289067095">
                <text:p>124.157289067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8656142294332">
                <text:p>61.8656142294332</text:p>
              </table:table-cell>
              <table:table-cell office:value-type="float" office:value="106.732049474341">
                <text:p>106.7320494743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9196164201122">
                <text:p>63.9196164201122</text:p>
              </table:table-cell>
              <table:table-cell office:value-type="float" office:value="140.707170793762">
                <text:p>140.7071707937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9811500235096">
                <text:p>62.9811500235096</text:p>
              </table:table-cell>
              <table:table-cell office:value-type="float" office:value="154.428477515132">
                <text:p>154.4284775151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.1870490876192">
                <text:p>68.1870490876192</text:p>
              </table:table-cell>
              <table:table-cell office:value-type="float" office:value="177.568849558525">
                <text:p>177.5688495585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.2146637464049">
                <text:p>66.2146637464049</text:p>
              </table:table-cell>
              <table:table-cell office:value-type="float" office:value="180.575334078804">
                <text:p>180.5753340788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.7845379591434">
                <text:p>67.7845379591434</text:p>
              </table:table-cell>
              <table:table-cell office:value-type="float" office:value="198.311756175959">
                <text:p>198.3117561759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557679831966">
                <text:p>62.557679831966</text:p>
              </table:table-cell>
              <table:table-cell office:value-type="float" office:value="132.26298045314">
                <text:p>132.26298045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.0274133669015">
                <text:p>66.0274133669015</text:p>
              </table:table-cell>
              <table:table-cell office:value-type="float" office:value="140.49428401929">
                <text:p>140.49428401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0734661163267">
                <text:p>64.0734661163267</text:p>
              </table:table-cell>
              <table:table-cell office:value-type="float" office:value="125.540056240174">
                <text:p>125.540056240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.253688546256">
                <text:p>65.253688546256</text:p>
              </table:table-cell>
              <table:table-cell office:value-type="float" office:value="149.531118367038">
                <text:p>149.5311183670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2362474889617">
                <text:p>61.2362474889617</text:p>
              </table:table-cell>
              <table:table-cell office:value-type="float" office:value="111.502707371425">
                <text:p>111.502707371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.2524050978778">
                <text:p>65.2524050978778</text:p>
              </table:table-cell>
              <table:table-cell office:value-type="float" office:value="143.888330008059">
                <text:p>143.888330008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7.4348643652968">
                <text:p>67.4348643652968</text:p>
              </table:table-cell>
              <table:table-cell office:value-type="float" office:value="170.955041477143">
                <text:p>170.9550414771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177398804039">
                <text:p>63.177398804039</text:p>
              </table:table-cell>
              <table:table-cell office:value-type="float" office:value="138.022592491558">
                <text:p>138.0225924915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.269647594262">
                <text:p>68.269647594262</text:p>
              </table:table-cell>
              <table:table-cell office:value-type="float" office:value="172.077304734761">
                <text:p>172.0773047347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.9508117081588">
                <text:p>64.9508117081588</text:p>
              </table:table-cell>
              <table:table-cell office:value-type="float" office:value="162.90024086343">
                <text:p>162.900240863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.3620127243186">
                <text:p>68.3620127243186</text:p>
              </table:table-cell>
              <table:table-cell office:value-type="float" office:value="188.786166592441">
                <text:p>188.786166592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7284948017706">
                <text:p>62.7284948017706</text:p>
              </table:table-cell>
              <table:table-cell office:value-type="float" office:value="120.402414130795">
                <text:p>120.4024141307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.2959320582737">
                <text:p>69.2959320582737</text:p>
              </table:table-cell>
              <table:table-cell office:value-type="float" office:value="172.346492962392">
                <text:p>172.346492962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.2813582403504">
                <text:p>67.2813582403504</text:p>
              </table:table-cell>
              <table:table-cell office:value-type="float" office:value="151.006827602194">
                <text:p>151.0068276021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3327152499591">
                <text:p>70.3327152499591</text:p>
              </table:table-cell>
              <table:table-cell office:value-type="float" office:value="190.409829226301">
                <text:p>190.409829226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.4856431655714">
                <text:p>70.4856431655714</text:p>
              </table:table-cell>
              <table:table-cell office:value-type="float" office:value="193.359946993498">
                <text:p>193.359946993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.1678197702471">
                <text:p>67.1678197702471</text:p>
              </table:table-cell>
              <table:table-cell office:value-type="float" office:value="156.234461922087">
                <text:p>156.234461922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.3237477025474">
                <text:p>58.3237477025474</text:p>
              </table:table-cell>
              <table:table-cell office:value-type="float" office:value="117.053155966036">
                <text:p>117.053155966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3320138258011">
                <text:p>65.3320138258011</text:p>
              </table:table-cell>
              <table:table-cell office:value-type="float" office:value="144.806619669841">
                <text:p>144.806619669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.2041088078578">
                <text:p>67.2041088078578</text:p>
              </table:table-cell>
              <table:table-cell office:value-type="float" office:value="168.982091609734">
                <text:p>168.9820916097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.7389699965634">
                <text:p>72.7389699965634</text:p>
              </table:table-cell>
              <table:table-cell office:value-type="float" office:value="187.222908934528">
                <text:p>187.222908934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.2384271868614">
                <text:p>69.2384271868614</text:p>
              </table:table-cell>
              <table:table-cell office:value-type="float" office:value="197.412091355179">
                <text:p>197.412091355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7170340153881">
                <text:p>63.7170340153881</text:p>
              </table:table-cell>
              <table:table-cell office:value-type="float" office:value="137.999423060675">
                <text:p>137.999423060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7379348720023">
                <text:p>65.7379348720023</text:p>
              </table:table-cell>
              <table:table-cell office:value-type="float" office:value="144.08991688811">
                <text:p>144.08991688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5288561745669">
                <text:p>65.5288561745669</text:p>
              </table:table-cell>
              <table:table-cell office:value-type="float" office:value="138.989535511843">
                <text:p>138.9895355118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3168663346422">
                <text:p>64.3168663346422</text:p>
              </table:table-cell>
              <table:table-cell office:value-type="float" office:value="143.859569230449">
                <text:p>143.8595692304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.3047539960928">
                <text:p>61.3047539960928</text:p>
              </table:table-cell>
              <table:table-cell office:value-type="float" office:value="104.855761815701">
                <text:p>104.8557618157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.244709889445">
                <text:p>68.244709889445</text:p>
              </table:table-cell>
              <table:table-cell office:value-type="float" office:value="158.25171887237">
                <text:p>158.25171887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.2355616328491">
                <text:p>64.2355616328491</text:p>
              </table:table-cell>
              <table:table-cell office:value-type="float" office:value="141.401345178251">
                <text:p>141.4013451782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.9015149298272">
                <text:p>67.9015149298272</text:p>
              </table:table-cell>
              <table:table-cell office:value-type="float" office:value="173.915819257889">
                <text:p>173.915819257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049985990387">
                <text:p>66.0049985990387</text:p>
              </table:table-cell>
              <table:table-cell office:value-type="float" office:value="146.668808011168">
                <text:p>146.6688080111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.3933460662424">
                <text:p>67.3933460662424</text:p>
              </table:table-cell>
              <table:table-cell office:value-type="float" office:value="173.127460636371">
                <text:p>173.1274606363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.9269489433641">
                <text:p>61.9269489433641</text:p>
              </table:table-cell>
              <table:table-cell office:value-type="float" office:value="149.149684837724">
                <text:p>149.1496848377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9442505668457">
                <text:p>69.9442505668457</text:p>
              </table:table-cell>
              <table:table-cell office:value-type="float" office:value="172.898850270504">
                <text:p>172.8988502705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.4620529193772">
                <text:p>78.4620529193772</text:p>
              </table:table-cell>
              <table:table-cell office:value-type="float" office:value="227.342564876735">
                <text:p>227.3425648767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028373055852">
                <text:p>62.028373055852</text:p>
              </table:table-cell>
              <table:table-cell office:value-type="float" office:value="103.275029340058">
                <text:p>103.2750293400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7854343692644">
                <text:p>56.7854343692644</text:p>
              </table:table-cell>
              <table:table-cell office:value-type="float" office:value="83.9930774713752">
                <text:p>83.99307747137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1514754236429">
                <text:p>65.1514754236429</text:p>
              </table:table-cell>
              <table:table-cell office:value-type="float" office:value="122.751654123712">
                <text:p>122.7516541237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.9589645904203">
                <text:p>61.9589645904203</text:p>
              </table:table-cell>
              <table:table-cell office:value-type="float" office:value="132.692405283877">
                <text:p>132.6924052838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95350593677">
                <text:p>73.295350593677</text:p>
              </table:table-cell>
              <table:table-cell office:value-type="float" office:value="223.870178030187">
                <text:p>223.870178030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.4986393736618">
                <text:p>61.4986393736618</text:p>
              </table:table-cell>
              <table:table-cell office:value-type="float" office:value="122.049480193377">
                <text:p>122.0494801933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2350945397925">
                <text:p>66.2350945397925</text:p>
              </table:table-cell>
              <table:table-cell office:value-type="float" office:value="145.217177513931">
                <text:p>145.2171775139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7.1994321067045">
                <text:p>67.1994321067045</text:p>
              </table:table-cell>
              <table:table-cell office:value-type="float" office:value="173.488599343786">
                <text:p>173.4885993437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.9399817113234">
                <text:p>59.9399817113234</text:p>
              </table:table-cell>
              <table:table-cell office:value-type="float" office:value="102.466949336749">
                <text:p>102.466949336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8084236978284">
                <text:p>60.8084236978284</text:p>
              </table:table-cell>
              <table:table-cell office:value-type="float" office:value="110.984168692645">
                <text:p>110.9841686926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3.4053573956574">
                <text:p>73.4053573956574</text:p>
              </table:table-cell>
              <table:table-cell office:value-type="float" office:value="209.260758499741">
                <text:p>209.260758499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.8949240533751">
                <text:p>59.8949240533751</text:p>
              </table:table-cell>
              <table:table-cell office:value-type="float" office:value="129.173838843876">
                <text:p>129.173838843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4512093255625">
                <text:p>67.4512093255625</text:p>
              </table:table-cell>
              <table:table-cell office:value-type="float" office:value="177.84598831903">
                <text:p>177.845988319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6745192392133">
                <text:p>67.6745192392133</text:p>
              </table:table-cell>
              <table:table-cell office:value-type="float" office:value="172.574370078926">
                <text:p>172.5743700789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.0967595584502">
                <text:p>68.0967595584502</text:p>
              </table:table-cell>
              <table:table-cell office:value-type="float" office:value="189.26634876783">
                <text:p>189.266348767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.4722523992131">
                <text:p>57.4722523992131</text:p>
              </table:table-cell>
              <table:table-cell office:value-type="float" office:value="96.3135565290208">
                <text:p>96.3135565290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5802071176162">
                <text:p>64.5802071176162</text:p>
              </table:table-cell>
              <table:table-cell office:value-type="float" office:value="126.432720526499">
                <text:p>126.4327205264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2536708473629">
                <text:p>65.2536708473629</text:p>
              </table:table-cell>
              <table:table-cell office:value-type="float" office:value="174.943977756174">
                <text:p>174.943977756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.2794448452252">
                <text:p>73.2794448452252</text:p>
              </table:table-cell>
              <table:table-cell office:value-type="float" office:value="209.228853966766">
                <text:p>209.228853966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4.5241474356795">
                <text:p>64.5241474356795</text:p>
              </table:table-cell>
              <table:table-cell office:value-type="float" office:value="129.201505959375">
                <text:p>129.2015059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.1484588506305">
                <text:p>66.1484588506305</text:p>
              </table:table-cell>
              <table:table-cell office:value-type="float" office:value="162.244457456505">
                <text:p>162.2444574565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0342431307346">
                <text:p>69.0342431307346</text:p>
              </table:table-cell>
              <table:table-cell office:value-type="float" office:value="163.852461346571">
                <text:p>163.852461346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469422853858">
                <text:p>64.469422853858</text:p>
              </table:table-cell>
              <table:table-cell office:value-type="float" office:value="135.193971875581">
                <text:p>135.1939718755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.8574874474702">
                <text:p>71.8574874474702</text:p>
              </table:table-cell>
              <table:table-cell office:value-type="float" office:value="204.422633460166">
                <text:p>204.422633460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.4702457205614">
                <text:p>66.4702457205614</text:p>
              </table:table-cell>
              <table:table-cell office:value-type="float" office:value="182.468057432679">
                <text:p>182.468057432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8369333583183">
                <text:p>68.8369333583183</text:p>
              </table:table-cell>
              <table:table-cell office:value-type="float" office:value="183.69782679939">
                <text:p>183.69782679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.6794569073923">
                <text:p>60.6794569073923</text:p>
              </table:table-cell>
              <table:table-cell office:value-type="float" office:value="120.952343048977">
                <text:p>120.9523430489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.8934630158002">
                <text:p>64.8934630158002</text:p>
              </table:table-cell>
              <table:table-cell office:value-type="float" office:value="133.854826231392">
                <text:p>133.8548262313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.4174719209582">
                <text:p>66.4174719209582</text:p>
              </table:table-cell>
              <table:table-cell office:value-type="float" office:value="139.743280295884">
                <text:p>139.7432802958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.0525106688094">
                <text:p>70.0525106688094</text:p>
              </table:table-cell>
              <table:table-cell office:value-type="float" office:value="194.974115927247">
                <text:p>194.9741159272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.9107320370127">
                <text:p>58.9107320370127</text:p>
              </table:table-cell>
              <table:table-cell office:value-type="float" office:value="102.08832636784">
                <text:p>102.088326367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4153067712281">
                <text:p>61.4153067712281</text:p>
              </table:table-cell>
              <table:table-cell office:value-type="float" office:value="106.295001359125">
                <text:p>106.295001359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.0852995257673">
                <text:p>72.0852995257673</text:p>
              </table:table-cell>
              <table:table-cell office:value-type="float" office:value="210.636523766533">
                <text:p>210.6365237665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5397728071705">
                <text:p>63.5397728071705</text:p>
              </table:table-cell>
              <table:table-cell office:value-type="float" office:value="130.27971411619">
                <text:p>130.279714116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67888503907">
                <text:p>72.67888503907</text:p>
              </table:table-cell>
              <table:table-cell office:value-type="float" office:value="216.68631525849">
                <text:p>216.68631525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1624698844448">
                <text:p>69.1624698844448</text:p>
              </table:table-cell>
              <table:table-cell office:value-type="float" office:value="190.849070077584">
                <text:p>190.849070077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8192507182576">
                <text:p>66.8192507182576</text:p>
              </table:table-cell>
              <table:table-cell office:value-type="float" office:value="178.169090523627">
                <text:p>178.1690905236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.2221798564946">
                <text:p>68.2221798564946</text:p>
              </table:table-cell>
              <table:table-cell office:value-type="float" office:value="153.098641625936">
                <text:p>153.0986416259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.266586787432">
                <text:p>68.266586787432</text:p>
              </table:table-cell>
              <table:table-cell office:value-type="float" office:value="186.289792971552">
                <text:p>186.2897929715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.4012051394349">
                <text:p>63.4012051394349</text:p>
              </table:table-cell>
              <table:table-cell office:value-type="float" office:value="145.316583178589">
                <text:p>145.3165831785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.0291950607398">
                <text:p>59.0291950607398</text:p>
              </table:table-cell>
              <table:table-cell office:value-type="float" office:value="98.3726388184667">
                <text:p>98.3726388184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1921299825332">
                <text:p>66.1921299825332</text:p>
              </table:table-cell>
              <table:table-cell office:value-type="float" office:value="145.579208735676">
                <text:p>145.5792087356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.7693560706991">
                <text:p>63.7693560706991</text:p>
              </table:table-cell>
              <table:table-cell office:value-type="float" office:value="145.403687380832">
                <text:p>145.4036873808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.5981804983064">
                <text:p>65.5981804983064</text:p>
              </table:table-cell>
              <table:table-cell office:value-type="float" office:value="145.080404329489">
                <text:p>145.0804043294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.3448548761631">
                <text:p>59.3448548761631</text:p>
              </table:table-cell>
              <table:table-cell office:value-type="float" office:value="113.415890493119">
                <text:p>113.415890493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.2319539277068">
                <text:p>68.2319539277068</text:p>
              </table:table-cell>
              <table:table-cell office:value-type="float" office:value="195.261990296064">
                <text:p>195.261990296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.7958609680167">
                <text:p>59.7958609680167</text:p>
              </table:table-cell>
              <table:table-cell office:value-type="float" office:value="118.754040580074">
                <text:p>118.7540405800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.3965429282898">
                <text:p>73.3965429282898</text:p>
              </table:table-cell>
              <table:table-cell office:value-type="float" office:value="220.945760743646">
                <text:p>220.9457607436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429741469109">
                <text:p>66.429741469109</text:p>
              </table:table-cell>
              <table:table-cell office:value-type="float" office:value="191.946488427172">
                <text:p>191.9464884271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.6956873393538">
                <text:p>73.6956873393538</text:p>
              </table:table-cell>
              <table:table-cell office:value-type="float" office:value="218.415504458001">
                <text:p>218.415504458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.7512536320208">
                <text:p>58.7512536320208</text:p>
              </table:table-cell>
              <table:table-cell office:value-type="float" office:value="97.7224905977011">
                <text:p>97.72249059770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.7322395071576">
                <text:p>63.7322395071576</text:p>
              </table:table-cell>
              <table:table-cell office:value-type="float" office:value="154.655272563838">
                <text:p>154.6552725638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.6646236546352">
                <text:p>65.6646236546352</text:p>
              </table:table-cell>
              <table:table-cell office:value-type="float" office:value="139.62257313096">
                <text:p>139.62257313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.7678456329977">
                <text:p>69.7678456329977</text:p>
              </table:table-cell>
              <table:table-cell office:value-type="float" office:value="194.604061298549">
                <text:p>194.6040612985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7181902703438">
                <text:p>60.7181902703438</text:p>
              </table:table-cell>
              <table:table-cell office:value-type="float" office:value="116.690215074499">
                <text:p>116.690215074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0829084373533">
                <text:p>66.0829084373533</text:p>
              </table:table-cell>
              <table:table-cell office:value-type="float" office:value="169.617201955091">
                <text:p>169.6172019550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.1537017938172">
                <text:p>68.1537017938172</text:p>
              </table:table-cell>
              <table:table-cell office:value-type="float" office:value="178.16580168766">
                <text:p>178.165801687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0362941884185">
                <text:p>63.0362941884185</text:p>
              </table:table-cell>
              <table:table-cell office:value-type="float" office:value="130.117520780242">
                <text:p>130.1175207802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.8536836690749">
                <text:p>63.8536836690749</text:p>
              </table:table-cell>
              <table:table-cell office:value-type="float" office:value="145.825608023271">
                <text:p>145.8256080232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3095393090567">
                <text:p>63.3095393090567</text:p>
              </table:table-cell>
              <table:table-cell office:value-type="float" office:value="134.417675049052">
                <text:p>134.4176750490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.3169056442754">
                <text:p>68.3169056442754</text:p>
              </table:table-cell>
              <table:table-cell office:value-type="float" office:value="160.443182982172">
                <text:p>160.443182982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7528662909405">
                <text:p>66.7528662909405</text:p>
              </table:table-cell>
              <table:table-cell office:value-type="float" office:value="163.690688814">
                <text:p>163.690688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.5289979382754">
                <text:p>64.5289979382754</text:p>
              </table:table-cell>
              <table:table-cell office:value-type="float" office:value="131.120790736503">
                <text:p>131.1207907365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0259500665801">
                <text:p>60.0259500665801</text:p>
              </table:table-cell>
              <table:table-cell office:value-type="float" office:value="87.0354160033182">
                <text:p>87.03541600331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3892007063949">
                <text:p>70.3892007063949</text:p>
              </table:table-cell>
              <table:table-cell office:value-type="float" office:value="178.851348335504">
                <text:p>178.8513483355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.1979378222303">
                <text:p>71.1979378222303</text:p>
              </table:table-cell>
              <table:table-cell office:value-type="float" office:value="210.134529042031">
                <text:p>210.134529042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.3189456601437">
                <text:p>65.3189456601437</text:p>
              </table:table-cell>
              <table:table-cell office:value-type="float" office:value="154.480913000963">
                <text:p>154.480913000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.2381384425361">
                <text:p>65.2381384425361</text:p>
              </table:table-cell>
              <table:table-cell office:value-type="float" office:value="135.648212327642">
                <text:p>135.6482123276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793650605563">
                <text:p>65.793650605563</text:p>
              </table:table-cell>
              <table:table-cell office:value-type="float" office:value="140.179483330696">
                <text:p>140.1794833306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.6981278803086">
                <text:p>65.6981278803086</text:p>
              </table:table-cell>
              <table:table-cell office:value-type="float" office:value="145.625184197326">
                <text:p>145.625184197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5825515145273">
                <text:p>71.5825515145273</text:p>
              </table:table-cell>
              <table:table-cell office:value-type="float" office:value="192.727036250921">
                <text:p>192.7270362509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5554253421448">
                <text:p>62.5554253421448</text:p>
              </table:table-cell>
              <table:table-cell office:value-type="float" office:value="144.299189909668">
                <text:p>144.299189909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1558883121072">
                <text:p>58.1558883121072</text:p>
              </table:table-cell>
              <table:table-cell office:value-type="float" office:value="95.6788715811646">
                <text:p>95.67887158116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0718645884626">
                <text:p>66.0718645884626</text:p>
              </table:table-cell>
              <table:table-cell office:value-type="float" office:value="179.704410058826">
                <text:p>179.704410058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.8432786362585">
                <text:p>71.8432786362585</text:p>
              </table:table-cell>
              <table:table-cell office:value-type="float" office:value="202.152955387985">
                <text:p>202.1529553879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.007888258908">
                <text:p>71.007888258908</text:p>
              </table:table-cell>
              <table:table-cell office:value-type="float" office:value="194.080612217446">
                <text:p>194.0806122174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5.9999570462348">
                <text:p>75.9999570462348</text:p>
              </table:table-cell>
              <table:table-cell office:value-type="float" office:value="224.440459195823">
                <text:p>224.4404591958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.7932882435025">
                <text:p>74.7932882435025</text:p>
              </table:table-cell>
              <table:table-cell office:value-type="float" office:value="215.23544019205">
                <text:p>215.23544019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.3633676937013">
                <text:p>64.3633676937013</text:p>
              </table:table-cell>
              <table:table-cell office:value-type="float" office:value="139.880864706159">
                <text:p>139.8808647061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.9262412340003">
                <text:p>69.9262412340003</text:p>
              </table:table-cell>
              <table:table-cell office:value-type="float" office:value="204.875691679207">
                <text:p>204.875691679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.7000670167339">
                <text:p>63.7000670167339</text:p>
              </table:table-cell>
              <table:table-cell office:value-type="float" office:value="142.322039721723">
                <text:p>142.3220397217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2cm" svg:height="7.573cm" xlink:href=".." xlink:type="simple" chart:class="chart:bar" chart:style-name="ch1">
        <chart:plot-area chart:style-name="ch2" table:cell-range-address="'gender-height-weight'.A2:'gender-height-weight'.A2 'gender-height-weight'.P3:'gender-height-weight'.P16 'gender-height-weight'.R3:'gender-height-weight'.R16" chart:data-source-has-labels="row" svg:x="0.269cm" svg:y="0.151cm" svg:width="12.944cm" svg:height="7.271cm">
          <chartooo:coordinate-region svg:x="1.115cm" svg:y="0.35cm" svg:width="12.098cm" svg:height="6.4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'.P3:'gender-height-weight'.P16" chart:label-cell-address="'gender-height-weight'.A2:'gender-height-weight'.A2" chart:class="chart:bar">
            <chart:data-point chart:repeated="14"/>
          </chart:series>
          <chart:series chart:style-name="ch7" chart:values-cell-range-address="'gender-height-weight'.R3:'gender-height-weight'.R16" chart:label-cell-address="'gender-height-weight'.A2:'gender-height-weight'.A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ientID</text:p>
                <draw:g>
                  <svg:desc>'gender-height-weight'.A2:'gender-height-weight'.A2</svg:desc>
                </draw:g>
              </table:table-cell>
              <table:table-cell office:value-type="string">
                <text:p>PatientID</text:p>
                <draw:g>
                  <svg:desc>'gender-height-weight'.A2:'gender-height-weight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'.P3:'gender-height-weight'.P16</svg:desc>
                </draw:g>
              </table:table-cell>
              <table:table-cell office:value-type="float" office:value="0">
                <text:p>0</text:p>
                <draw:g>
                  <svg:desc>'gender-height-weight'.R3:'gender-height-weight'.R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